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ole-draw-aspect="1" style:protect="siz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style:font-name="Calibri3" fo:font-size="24pt" style:font-size-asian="24pt" style:font-size-complex="24pt"/>
    </style:style>
    <style:style style:name="P4" style:family="paragraph">
      <style:text-properties style:font-name="Segoe UI3"/>
    </style:style>
    <style:style style:name="P5" style:family="paragraph">
      <style:text-properties fo:font-size="24pt" style:font-size-asian="32pt" style:font-size-complex="32pt"/>
    </style:style>
    <style:style style:name="P6" style:family="paragraph">
      <style:text-properties style:font-name="Calibri3" fo:font-size="16pt" fo:font-style="normal" style:font-size-asian="16pt" style:font-style-asian="normal" style:font-size-complex="16pt" style:font-style-complex="normal"/>
    </style:style>
    <style:style style:name="P7" style:family="paragraph">
      <style:text-properties style:font-name="Segoe UI3" fo:font-size="32pt" style:font-size-asian="44pt" style:font-size-complex="44pt"/>
    </style:style>
    <style:style style:name="P8" style:family="paragraph">
      <style:text-properties fo:font-size="24pt" style:font-size-asian="24pt" style:font-size-complex="24pt"/>
    </style:style>
    <style:style style:name="P9" style:family="paragraph">
      <style:paragraph-properties fo:text-align="start"/>
    </style:style>
    <style:style style:name="P10" style:family="paragraph">
      <style:paragraph-properties fo:line-height="150%"/>
    </style:style>
    <style:style style:name="P11" style:family="paragraph">
      <style:text-properties fo:font-size="26pt" style:font-size-asian="36pt" style:font-size-complex="36pt"/>
    </style:style>
    <style:style style:name="P12" style:family="paragraph">
      <style:text-properties fo:font-size="22pt" style:font-size-asian="28pt" style:font-size-complex="28pt"/>
    </style:style>
    <style:style style:name="P13" style:family="paragraph">
      <style:text-properties fo:font-size="32pt" style:font-size-asian="44pt" style:font-size-complex="44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text-position="-33% 58%" fo:font-style="italic" style:font-style-asian="italic"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ize="24pt" style:font-size-asian="24pt" style:font-size-complex="24pt"/>
    </style:style>
    <style:style style:name="T6" style:family="text">
      <style:text-properties style:font-name="Calibri3" fo:font-size="24pt" fo:font-style="italic" style:font-size-asian="24pt" style:font-style-asian="italic" style:font-size-complex="24pt" style:font-style-complex="italic"/>
    </style:style>
    <style:style style:name="T7" style:family="text">
      <style:text-properties style:font-name="Segoe UI3"/>
    </style:style>
    <style:style style:name="T8" style:family="text">
      <style:text-properties style:font-name="Segoe UI3" fo:font-style="italic" style:font-style-asian="italic" style:font-style-complex="italic"/>
    </style:style>
    <style:style style:name="T9" style:family="text">
      <style:text-properties style:font-name="Segoe UI3" fo:font-style="normal" style:font-style-asian="normal" style:font-style-complex="normal"/>
    </style:style>
    <style:style style:name="T10" style:family="text">
      <style:text-properties style:text-position="-33% 58%" style:font-name="Segoe UI3" fo:font-style="italic" style:font-style-asian="italic" style:font-style-complex="italic"/>
    </style:style>
    <style:style style:name="T11" style:family="text">
      <style:text-properties style:font-name="Segoe UI3" fo:font-style="italic" style:font-name-asian="Segoe UI5" style:font-style-asian="italic" style:font-name-complex="Segoe UI5" style:font-style-complex="italic"/>
    </style:style>
    <style:style style:name="T12" style:family="text">
      <style:text-properties style:font-name="Calibri4" fo:font-style="italic" style:font-name-asian="Calibri4" style:font-style-asian="italic" style:font-name-complex="Calibri4" style:font-style-complex="italic"/>
    </style:style>
    <style:style style:name="T13" style:family="text">
      <style:text-properties style:font-name="Calibri4" fo:font-style="normal" style:font-name-asian="Calibri4" style:font-style-asian="normal" style:font-name-complex="Calibri4" style:font-style-complex="normal"/>
    </style:style>
    <style:style style:name="T14" style:family="text">
      <style:text-properties style:text-position="-33% 58%" style:font-name="Calibri4" fo:font-style="italic" style:font-name-asian="Calibri4" style:font-style-asian="italic" style:font-name-complex="Calibri4" style:font-style-complex="italic"/>
    </style:style>
    <style:style style:name="T15" style:family="text">
      <style:text-properties fo:font-size="24pt" style:font-size-asian="32pt" style:font-size-complex="32pt"/>
    </style:style>
    <style:style style:name="T16" style:family="text">
      <style:text-properties fo:font-weight="bold" style:font-weight-asian="bold" style:font-weight-complex="bold"/>
    </style:style>
    <style:style style:name="T17" style:family="text">
      <style:text-properties style:font-name="Segoe UI5" fo:font-style="italic" style:font-name-asian="Segoe UI5" style:font-style-asian="italic" style:font-name-complex="Segoe UI5" style:font-style-complex="italic"/>
    </style:style>
    <style:style style:name="T18" style:family="text">
      <style:text-properties style:font-name="Segoe UI5" style:font-name-asian="Segoe UI5" style:font-name-complex="Segoe UI5"/>
    </style:style>
    <style:style style:name="T19" style:family="text">
      <style:text-properties style:text-position="-33% 58%" style:font-name="Segoe UI5" fo:font-style="italic" style:font-name-asian="Segoe UI5" style:font-style-asian="italic" style:font-name-complex="Segoe UI5" style:font-style-complex="italic"/>
    </style:style>
    <style:style style:name="T20" style:family="text">
      <style:text-properties style:font-name="Calibri2" style:font-name-asian="Calibri4" style:font-name-complex="Calibri4"/>
    </style:style>
    <style:style style:name="T21" style:family="text">
      <style:text-properties style:font-name="Calibri4" style:font-name-asian="Calibri4" style:font-name-complex="Calibri4"/>
    </style:style>
    <style:style style:name="T22" style:family="text">
      <style:text-properties style:font-name="Calibri2" fo:font-style="italic" style:font-name-asian="Calibri4" style:font-style-asian="italic" style:font-name-complex="Calibri4" style:font-style-complex="italic"/>
    </style:style>
    <style:style style:name="T23" style:family="text">
      <style:text-properties style:text-position="-33% 58%" style:font-name="Calibri2" fo:font-style="italic" style:font-name-asian="Calibri4" style:font-style-asian="italic" style:font-name-complex="Calibri4" style:font-style-complex="italic"/>
    </style:style>
    <style:style style:name="T24" style:family="text">
      <style:text-properties fo:font-style="normal" style:font-style-asian="normal" style:font-style-complex="normal"/>
    </style:style>
    <style:style style:name="T25" style:family="text">
      <style:text-properties style:font-name="Calibri3" fo:font-size="16pt" fo:font-style="normal" style:font-size-asian="16pt" style:font-style-asian="normal" style:font-size-complex="16pt" style:font-style-complex="normal"/>
    </style:style>
    <style:style style:name="T26" style:family="text">
      <style:text-properties style:font-name="Calibri4" fo:font-size="16pt" fo:font-style="italic" style:font-name-asian="Calibri4" style:font-size-asian="16pt" style:font-style-asian="italic" style:font-name-complex="Calibri4" style:font-size-complex="16pt" style:font-style-complex="italic"/>
    </style:style>
    <style:style style:name="T27" style:family="text">
      <style:text-properties style:font-name="Calibri4" fo:font-size="16pt" fo:font-style="normal" style:font-name-asian="Calibri4" style:font-size-asian="16pt" style:font-style-asian="normal" style:font-name-complex="Calibri4" style:font-size-complex="16pt" style:font-style-complex="normal"/>
    </style:style>
    <style:style style:name="T28" style:family="text">
      <style:text-properties style:font-name="Calibri3" fo:font-size="16pt" fo:font-style="normal" style:font-name-asian="Calibri4" style:font-size-asian="16pt" style:font-style-asian="normal" style:font-name-complex="Calibri4" style:font-size-complex="16pt" style:font-style-complex="normal"/>
    </style:style>
    <style:style style:name="T29" style:family="text">
      <style:text-properties style:font-name="Calibri3" fo:font-size="16pt" fo:font-style="italic" style:font-name-asian="Calibri4" style:font-size-asian="16pt" style:font-style-asian="italic" style:font-name-complex="Calibri4" style:font-size-complex="16pt" style:font-style-complex="italic"/>
    </style:style>
    <style:style style:name="T30" style:family="text">
      <style:text-properties style:text-position="-33% 58%" style:font-name="Calibri3" fo:font-size="16pt" fo:font-style="normal" style:font-name-asian="Calibri4" style:font-size-asian="16pt" style:font-style-asian="normal" style:font-name-complex="Calibri4" style:font-size-complex="16pt" style:font-style-complex="normal"/>
    </style:style>
    <style:style style:name="T31" style:family="text">
      <style:text-properties style:text-position="0% 100%" style:font-name="Calibri3" fo:font-size="16pt" fo:font-style="normal" style:font-name-asian="Calibri4" style:font-size-asian="16pt" style:font-style-asian="normal" style:font-name-complex="Calibri4" style:font-size-complex="16pt" style:font-style-complex="normal"/>
    </style:style>
    <style:style style:name="T32" style:family="text">
      <style:text-properties style:text-position="0% 100%" style:font-name="Calibri4" fo:font-size="16pt" fo:font-style="italic" style:font-name-asian="Calibri4" style:font-size-asian="16pt" style:font-style-asian="italic" style:font-name-complex="Calibri4" style:font-size-complex="16pt" style:font-style-complex="italic"/>
    </style:style>
    <style:style style:name="T33" style:family="text">
      <style:text-properties style:text-position="0% 100%" style:font-name="Calibri4" fo:font-size="16pt" fo:font-style="normal" style:font-name-asian="Calibri4" style:font-size-asian="16pt" style:font-style-asian="normal" style:font-name-complex="Calibri4" style:font-size-complex="16pt" style:font-style-complex="normal"/>
    </style:style>
    <style:style style:name="T34" style:family="text">
      <style:text-properties style:text-position="0% 100%" style:font-name="Calibri3" fo:font-size="16pt" fo:font-style="italic" style:font-name-asian="Calibri4" style:font-size-asian="16pt" style:font-style-asian="italic" style:font-name-complex="Calibri4" style:font-size-complex="16pt" style:font-style-complex="italic"/>
    </style:style>
    <style:style style:name="T35" style:family="text">
      <style:text-properties style:text-position="-33% 58%" style:font-name="Calibri4" fo:font-size="16pt" fo:font-style="normal" style:font-name-asian="Calibri4" style:font-size-asian="16pt" style:font-style-asian="normal" style:font-name-complex="Calibri4" style:font-size-complex="16pt" style:font-style-complex="normal"/>
    </style:style>
    <style:style style:name="T36" style:family="text">
      <style:text-properties style:text-position="-33% 58%" style:font-name="Calibri4" fo:font-size="16pt" fo:font-style="italic" style:font-name-asian="Calibri4" style:font-size-asian="16pt" style:font-style-asian="italic" style:font-name-complex="Calibri4" style:font-size-complex="16pt" style:font-style-complex="italic"/>
    </style:style>
    <style:style style:name="T37" style:family="text">
      <style:text-properties style:text-position="0% 100%" style:font-name="Calibri3" fo:font-size="24pt" fo:font-style="normal" style:font-name-asian="Calibri4" style:font-size-asian="24pt" style:font-style-asian="normal" style:font-name-complex="Calibri4" style:font-size-complex="24pt" style:font-style-complex="normal"/>
    </style:style>
    <style:style style:name="T38" style:family="text">
      <style:text-properties style:text-position="-33% 58%" style:font-name="Calibri2" style:font-name-asian="Calibri4" style:font-name-complex="Calibri4"/>
    </style:style>
    <style:style style:name="T39" style:family="text">
      <style:text-properties style:font-name="Segoe UI3" fo:font-size="32pt" style:font-size-asian="44pt" style:font-size-complex="44pt"/>
    </style:style>
    <style:style style:name="T40" style:family="text">
      <style:text-properties style:font-name="Segoe UI3" fo:font-size="32pt" fo:font-style="italic" style:font-name-asian="Segoe UI5" style:font-size-asian="44pt" style:font-style-asian="italic" style:font-name-complex="Segoe UI5" style:font-size-complex="44pt" style:font-style-complex="italic"/>
    </style:style>
    <style:style style:name="T41" style:family="text">
      <style:text-properties style:text-position="-33% 58%" style:font-name="Segoe UI3" fo:font-size="32pt" style:font-size-asian="44pt" style:font-size-complex="44pt"/>
    </style:style>
    <style:style style:name="T42" style:family="text">
      <style:text-properties style:text-position="-33% 58%" style:font-name="Segoe UI3" fo:font-size="32pt" fo:font-style="italic" style:font-size-asian="44pt" style:font-style-asian="italic" style:font-size-complex="44pt" style:font-style-complex="italic"/>
    </style:style>
    <style:style style:name="T43" style:family="text">
      <style:text-properties style:text-position="0% 100%" style:font-name="Calibri4" fo:font-size="24pt" fo:font-style="normal" style:font-name-asian="Calibri4" style:font-size-asian="24pt" style:font-style-asian="normal" style:font-name-complex="Calibri4" style:font-size-complex="24pt" style:font-style-complex="normal"/>
    </style:style>
    <style:style style:name="T44" style:family="text">
      <style:text-properties style:text-position="0% 100%" style:font-name="Calibri4" fo:font-size="24pt" fo:font-style="italic" style:font-name-asian="Calibri4" style:font-size-asian="24pt" style:font-style-asian="italic" style:font-name-complex="Calibri4" style:font-size-complex="24pt" style:font-style-complex="italic"/>
    </style:style>
    <style:style style:name="T45"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46" style:family="text">
      <style:text-properties style:font-name="Calibri4" style:text-underline-style="solid" style:text-underline-width="auto" style:text-underline-color="font-color" style:font-name-asian="Calibri4" style:font-name-complex="Calibri4"/>
    </style:style>
    <style:style style:name="T47" style:family="text">
      <style:text-properties style:font-name="Calibri2" style:text-underline-style="solid" style:text-underline-width="auto" style:text-underline-color="font-color" style:font-name-asian="Calibri4" style:font-name-complex="Calibri4"/>
    </style:style>
    <style:style style:name="T48" style:family="text">
      <style:text-properties style:font-name="Calibri2" style:text-underline-style="none" style:font-name-asian="Calibri4" style:font-name-complex="Calibri4"/>
    </style:style>
    <style:style style:name="T49" style:family="text">
      <style:text-properties style:text-position="-33% 58%" style:font-name="Calibri3" fo:font-size="24pt" fo:font-style="italic" style:font-name-asian="Calibri4" style:font-size-asian="24pt" style:font-style-asian="italic" style:font-name-complex="Calibri4" style:font-size-complex="24pt" style:font-style-complex="italic"/>
    </style:style>
    <style:style style:name="T50" style:family="text">
      <style:text-properties style:text-position="0% 100%" style:font-name="Calibri3" fo:font-size="24pt" fo:font-style="italic" style:font-name-asian="Calibri4" style:font-size-asian="24pt" style:font-style-asian="italic" style:font-name-complex="Calibri4" style:font-size-complex="24pt" style:font-style-complex="italic"/>
    </style:style>
    <style:style style:name="T51" style:family="text">
      <style:text-properties style:text-position="0% 100%" style:font-name="Calibri2" fo:font-size="24pt" fo:font-style="normal" style:font-name-asian="Calibri4" style:font-size-asian="24pt" style:font-style-asian="normal" style:font-name-complex="Calibri4" style:font-size-complex="24pt" style:font-style-complex="normal"/>
    </style:style>
    <style:style style:name="T52" style:family="text">
      <style:text-properties style:text-position="33% 58%" style:font-name="Calibri3" fo:font-size="24pt" fo:font-style="normal" style:font-name-asian="Calibri4" style:font-size-asian="24pt" style:font-style-asian="normal" style:font-name-complex="Calibri4" style:font-size-complex="24pt" style:font-style-complex="normal"/>
    </style:style>
    <style:style style:name="T53" style:family="text">
      <style:text-properties style:text-position="0% 100%" style:font-name="Calibri4" fo:font-style="italic" style:font-name-asian="Calibri4" style:font-style-asian="italic" style:font-name-complex="Calibri4" style:font-style-complex="italic"/>
    </style:style>
    <style:style style:name="T54" style:family="text">
      <style:text-properties style:text-position="0% 100%" style:font-name="Calibri4" fo:font-style="normal" style:font-name-asian="Calibri4" style:font-style-asian="normal" style:font-name-complex="Calibri4" style:font-style-complex="normal"/>
    </style:style>
    <style:style style:name="T55" style:family="text">
      <style:text-properties style:text-position="0% 100%" style:font-name="Calibri2" fo:font-style="normal" style:font-name-asian="Calibri4" style:font-style-asian="normal" style:font-name-complex="Calibri4" style:font-style-complex="normal"/>
    </style:style>
    <style:style style:name="T56" style:family="text">
      <style:text-properties style:text-position="-33% 58%" style:font-name="Calibri4" style:font-name-asian="Calibri4" style:font-name-complex="Calibri4"/>
    </style:style>
    <style:style style:name="T57" style:family="text">
      <style:text-properties style:font-name="Verdana3" style:font-name-asian="Verdana3" style:font-name-complex="Verdana3"/>
    </style:style>
    <style:style style:name="T58" style:family="text">
      <style:text-properties style:font-name="Verdana2" fo:font-style="italic" style:font-name-asian="Verdana3" style:font-style-asian="italic" style:font-name-complex="Verdana3" style:font-style-complex="italic"/>
    </style:style>
    <style:style style:name="T59" style:family="text">
      <style:text-properties style:font-name="Verdana2" style:font-name-asian="Verdana3" style:font-name-complex="Verdana3"/>
    </style:style>
    <style:style style:name="T60" style:family="text">
      <style:text-properties style:text-position="-33% 58%"/>
    </style:style>
    <style:style style:name="T61" style:family="text">
      <style:text-properties style:text-position="-33% 58%" style:font-name="Calibri2" fo:font-size="22pt" fo:font-style="italic" style:font-name-asian="Calibri4" style:font-size-asian="22pt" style:font-style-asian="italic" style:font-name-complex="Calibri4" style:font-size-complex="22pt" style:font-style-complex="italic"/>
    </style:style>
    <style:style style:name="T62" style:family="text">
      <style:text-properties style:text-position="-33% 58%" style:font-name="Calibri2" fo:font-size="26pt" style:font-name-asian="Calibri4" style:font-size-asian="26pt" style:font-name-complex="Calibri4" style:font-size-complex="26pt"/>
    </style:style>
    <style:style style:name="T63" style:family="text">
      <style:text-properties style:text-position="33% 58%" style:font-name="Calibri4" fo:font-style="normal" style:font-name-asian="Calibri4" style:font-style-asian="normal" style:font-name-complex="Calibri4" style:font-style-complex="normal"/>
    </style:style>
    <style:style style:name="T64" style:family="text">
      <style:text-properties style:text-position="0% 100%" style:font-name="Calibri4" style:font-name-asian="Calibri4" style:font-name-complex="Calibri4"/>
    </style:style>
    <style:style style:name="T65" style:family="text">
      <style:text-properties style:text-position="0% 100%" style:font-name="Calibri2" style:font-name-asian="Calibri4" style:font-name-complex="Calibri4"/>
    </style:style>
    <style:style style:name="T66" style:family="text">
      <style:text-properties style:text-position="0% 100%" style:font-name="Calibri2" fo:font-size="24pt" style:font-name-asian="Calibri4" style:font-size-asian="24pt" style:font-name-complex="Calibri4" style:font-size-complex="24pt"/>
    </style:style>
    <style:style style:name="T67" style:family="text">
      <style:text-properties style:text-position="0% 100%" style:font-name="Verdana3" style:font-name-asian="Verdana3" style:font-name-complex="Verdana3"/>
    </style:style>
    <style:style style:name="T68" style:family="text">
      <style:text-properties style:text-position="33% 58%" style:font-name="Verdana3" style:font-name-asian="Verdana3" style:font-name-complex="Verdana3"/>
    </style:style>
    <style:style style:name="T69" style:family="text">
      <style:text-properties style:text-position="0% 100%" style:font-name="Calibri3" fo:font-size="24pt" style:font-name-asian="Calibri4" style:font-size-asian="24pt" style:font-name-complex="Calibri4" style:font-size-complex="24pt"/>
    </style:style>
    <style:style style:name="T70" style:family="text">
      <style:text-properties style:font-name="Calibri2" fo:font-style="normal" style:font-name-asian="Calibri4" style:font-style-asian="normal" style:font-name-complex="Calibri4" style:font-style-complex="normal"/>
    </style:style>
    <style:style style:name="T71" style:family="text">
      <style:text-properties style:font-name="Calibri3" fo:font-size="24pt" fo:font-style="normal" style:font-name-asian="Calibri4" style:font-size-asian="24pt" style:font-style-asian="normal" style:font-name-complex="Calibri4" style:font-size-complex="24pt" style:font-style-complex="normal"/>
    </style:style>
    <style:style style:name="T72"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73" style:family="text">
      <style:text-properties style:text-position="-33% 58%" style:font-name="Calibri2" fo:font-size="24pt" fo:font-style="normal" style:font-name-asian="Calibri4" style:font-size-asian="24pt" style:font-style-asian="normal" style:font-name-complex="Calibri4" style:font-size-complex="24pt" style:font-style-complex="normal"/>
    </style:style>
    <style:style style:name="T74" style:family="text">
      <style:text-properties style:font-name="Calibri2" fo:font-size="24pt" fo:font-style="normal" style:font-name-asian="Calibri4" style:font-size-asian="24pt" style:font-style-asian="normal" style:font-name-complex="Calibri4" style:font-size-complex="24pt" style:font-style-complex="normal"/>
    </style:style>
    <style:style style:name="T75" style:family="text">
      <style:text-properties style:font-name="Calibri4" fo:font-size="24pt" fo:font-style="normal" style:font-name-asian="Calibri4" style:font-size-asian="24pt" style:font-style-asian="normal" style:font-name-complex="Calibri4" style:font-size-complex="24pt" style:font-style-complex="normal"/>
    </style:style>
    <style:style style:name="T76" style:family="text">
      <style:text-properties style:text-position="-33% 58%" style:font-name="Calibri4" fo:font-size="24pt" fo:font-style="italic" style:font-name-asian="Calibri4" style:font-size-asian="24pt" style:font-style-asian="italic" style:font-name-complex="Calibri4" style:font-size-complex="24pt" style:font-style-complex="italic"/>
    </style:style>
    <style:style style:name="T77" style:family="text">
      <style:text-properties style:text-position="-33% 58%" style:font-name="Calibri4" fo:font-style="normal" style:font-name-asian="Calibri4" style:font-style-asian="normal" style:font-name-complex="Calibri4" style:font-style-complex="normal"/>
    </style:style>
    <style:style style:name="T78" style:family="text">
      <style:text-properties style:font-name="Calibri2" fo:font-size="24pt" style:font-name-asian="Calibri4" style:font-size-asian="24pt" style:font-name-complex="Calibri4" style:font-size-complex="24pt"/>
    </style:style>
    <style:style style:name="T79" style:family="text">
      <style:text-properties fo:font-size="26pt" style:font-size-asian="36pt" style:font-size-complex="36pt"/>
    </style:style>
    <style:style style:name="T80" style:family="text">
      <style:text-properties fo:font-size="22pt" style:font-size-asian="28pt" style:font-size-complex="28pt"/>
    </style:style>
    <style:style style:name="T81" style:family="text">
      <style:text-properties fo:font-size="22pt" fo:font-style="italic" style:font-size-asian="28pt" style:font-style-asian="italic" style:font-size-complex="28pt" style:font-style-complex="italic"/>
    </style:style>
    <style:style style:name="T82" style:family="text">
      <style:text-properties style:text-position="-33% 58%" fo:font-size="22pt" fo:font-style="italic" style:font-size-asian="28pt" style:font-style-asian="italic" style:font-size-complex="28pt" style:font-style-complex="italic"/>
    </style:style>
    <style:style style:name="T83" style:family="text">
      <style:text-properties style:font-name="Calibri3" fo:font-size="24pt" fo:font-style="italic" style:font-name-asian="Calibri4" style:font-size-asian="24pt" style:font-style-asian="italic" style:font-name-complex="Calibri4" style:font-size-complex="24pt" style:font-style-complex="italic"/>
    </style:style>
    <style:style style:name="T84" style:family="text">
      <style:text-properties style:text-position="33% 58%" style:font-name="Calibri4" fo:font-size="24pt" fo:font-style="normal" style:font-name-asian="Calibri4" style:font-size-asian="24pt" style:font-style-asian="normal" style:font-name-complex="Calibri4" style:font-size-complex="24pt" style:font-style-complex="normal"/>
    </style:style>
    <style:style style:name="T85" style:family="text">
      <style:text-properties fo:font-size="24pt" fo:font-style="italic" style:font-size-asian="32pt" style:font-style-asian="italic" style:font-size-complex="32pt" style:font-style-complex="italic"/>
    </style:style>
    <style:style style:name="T86" style:family="text">
      <style:text-properties style:text-position="-33% 58%" fo:font-size="24pt" fo:font-style="italic" style:font-size-asian="32pt" style:font-style-asian="italic" style:font-size-complex="32pt" style:font-style-complex="italic"/>
    </style:style>
    <style:style style:name="T87" style:family="text">
      <style:text-properties style:text-position="33% 58%"/>
    </style:style>
    <style:style style:name="T88" style:family="text">
      <style:text-properties fo:font-size="32pt" style:font-size-asian="44pt" style:font-size-complex="44pt"/>
    </style:style>
    <style:style style:name="T89" style:family="text">
      <style:text-properties fo:font-size="24pt" fo:font-weight="bold" style:font-size-asian="32pt" style:font-weight-asian="bold" style:font-size-complex="32pt" style:font-weight-complex="bold"/>
    </style:style>
    <style:style style:name="T90" style:family="text">
      <style:text-properties fo:font-size="32pt" fo:font-style="italic" style:font-size-asian="44pt" style:font-style-asian="italic" style:font-size-complex="44pt" style:font-style-complex="italic"/>
    </style:style>
    <style:style style:name="T91" style:family="text">
      <style:text-properties style:text-position="-33% 58%" fo:font-size="32pt" fo:font-style="italic" style:font-size-asian="44pt" style:font-style-asian="italic" style:font-size-complex="44pt" style:font-style-complex="italic"/>
    </style:style>
    <style:style style:name="T92" style:family="text">
      <style:text-properties style:text-position="-33% 58%" fo:font-size="32pt" style:font-size-asian="44pt" style:font-size-complex="44pt"/>
    </style:style>
    <style:style style:name="T93" style:family="text">
      <style:text-properties style:text-position="33% 58%" fo:font-style="italic" style:font-style-asian="italic" style:font-style-complex="italic"/>
    </style:style>
    <style:style style:name="T94" style:family="text">
      <style:text-properties style:text-position="33% 58%"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definiert die klassische Physik den Begriff <text:span text:style-name="T1">Zustand</text:span>?</text:p>
          </draw:text-box>
        </draw:frame>
        <draw:frame presentation:style-name="pr2" draw:layer="layout" svg:width="25.199cm" svg:height="12.18cm" svg:x="1.4cm" svg:y="4.914cm" presentation:class="subtitle">
          <draw:text-box>
            <text:p>Als minimalen, aber vollständigen Satz von Bestimmungsstücken, der ausreicht, um alle Eigenschaften des Systems daraus ableiten zu können</text:p>
          </draw:text-box>
        </draw:frame>
        <draw:frame draw:style-name="gr1" draw:text-style-name="P1" draw:layer="layout" svg:width="6.825cm" svg:height="1.204cm" svg:x="10.587cm" svg:y="12.897cm">
          <text:p/>
          <draw:object xlink:href="../Klassischer%20Zustand.odf"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oraus ergibt sich die Zeitentwicklung des klassischen Zustands?</text:p>
          </draw:text-box>
        </draw:frame>
        <draw:frame presentation:style-name="pr2" draw:layer="layout" svg:width="25.199cm" svg:height="12.18cm" svg:x="1.4cm" svg:y="4.914cm" presentation:class="subtitle">
          <draw:text-box>
            <text:p>Aus den Hamilton'schen Bewegungsgleichungen:</text:p>
          </draw:text-box>
        </draw:frame>
        <draw:frame draw:style-name="gr1" draw:text-style-name="P1" draw:layer="layout" svg:width="13.903cm" svg:height="2.327cm" svg:x="7.048cm" svg:y="12.336cm">
          <text:p/>
          <draw:object xlink:href="../Hamiltonsche%20Bewegungsgleichungen.odf"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arum kann die klassische Zustandsdefinition nicht direkt von der Quantenmechanik übernommen werden?</text:span></text:p>
          </draw:text-box>
        </draw:frame>
        <draw:frame presentation:style-name="pr2" draw:layer="layout" svg:width="25.199cm" svg:height="12.18cm" svg:x="1.4cm" svg:y="4.914cm" presentation:class="subtitle">
          <draw:text-box>
            <text:p><text:span text:style-name="T1">q</text:span><text:span text:style-name="T3">j</text:span> und <text:span text:style-name="T1">p</text:span><text:span text:style-name="T3">j</text:span> können nicht gleichzeitig scharf gemessen werden, also nicht simultan bekannt sein</text:p>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versteht die Quantenmechanik unter einem <text:span text:style-name="T1">reinen Zustand</text:span>?</text:p>
          </draw:text-box>
        </draw:frame>
        <draw:frame presentation:style-name="pr2" draw:layer="layout" svg:width="25.199cm" svg:height="12.18cm" svg:x="1.4cm" svg:y="4.914cm" presentation:class="subtitle">
          <draw:text-box>
            <text:p>Einen maximalen Satz von "verträglichen", d.h. simultan meßbaren Eigenschafte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wird in der Quantenmechanik ein Zustand gekennzeichnet?</text:p>
          </draw:text-box>
        </draw:frame>
        <draw:frame presentation:style-name="pr2" draw:layer="layout" svg:width="25.199cm" svg:height="12.18cm" svg:x="1.4cm" svg:y="4.914cm" presentation:class="subtitle" presentation:user-transformed="true">
          <draw:text-box>
            <text:p>Mit dem von Dirac eingeführten Symbol |...&gt;. Man nennt dies auch den <text:span text:style-name="T1">Zustandsvektor</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draw:text-box>
              <text:p>Bezeichnet |...&gt; immer einen reinen Zustand? Wenn ja sollte man das extra erwähne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Ist der Systemzustand direkt meßbar?</text:p>
          </draw:text-box>
        </draw:frame>
        <draw:frame presentation:style-name="pr2" draw:layer="layout" svg:width="25.199cm" svg:height="12.18cm" svg:x="1.4cm" svg:y="4.914cm" presentation:class="subtitle">
          <draw:text-box>
            <text:p>Nein, er gestattet lediglich zusammen mit Operatoren die Beschreibung von experimentellen Abläufe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ie ändern sich die Meßresultate beim Übergang </text:span><text:span text:style-name="T2"><text:line-break/></text:span><text:span text:style-name="T2">|</text:span><text:span text:style-name="T4">ψ</text:span><text:span text:style-name="T2">&gt; → </text:span><text:span text:style-name="T4">α</text:span><text:span text:style-name="T2">|</text:span><text:span text:style-name="T4">ψ</text:span><text:span text:style-name="T2">&gt;, wobei </text:span><text:span text:style-name="T4">α</text:span><text:span text:style-name="T2"> eine beliebige komplexe Zahl ist?</text:span></text:p>
          </draw:text-box>
        </draw:frame>
        <draw:frame presentation:style-name="pr2" draw:text-style-name="P3" draw:layer="layout" svg:width="25.199cm" svg:height="12.18cm" svg:x="1.4cm" svg:y="4.914cm" presentation:class="subtitle">
          <draw:text-box>
            <text:p><text:span text:style-name="T5">Überhaupt nicht. |</text:span><text:span text:style-name="T6">ψ</text:span><text:span text:style-name="T5">&gt; und </text:span><text:span text:style-name="T6">α</text:span><text:span text:style-name="T5">|</text:span><text:span text:style-name="T6">ψ</text:span><text:span text:style-name="T5">&gt; bezeichnen denselben Zustand</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präpariert man einen reinen Zustand?</text:p>
          </draw:text-box>
        </draw:frame>
        <draw:frame presentation:style-name="pr2" draw:layer="layout" svg:width="25.199cm" svg:height="12.18cm" svg:x="1.4cm" svg:y="4.914cm" presentation:class="subtitle">
          <draw:text-box>
            <text:p>Indem man den überlagerten Zustand in einem <text:span text:style-name="T1">Trenner</text:span> <text:span text:style-name="T1">T</text:span>(<text:span text:style-name="T1">A</text:span>) aufteilt</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Beschreiben Sie die Wirkungsweisen eines <text:span text:style-name="T1">Trenners</text:span> <text:span text:style-name="T1">T</text:span>(<text:span text:style-name="T1">A</text:span>) und eines <text:span text:style-name="T1">Filters</text:span> <text:span text:style-name="T1">P</text:span>(<text:span text:style-name="T1">a</text:span><text:span text:style-name="T3">i</text:span>).</text:p>
          </draw:text-box>
        </draw:frame>
        <draw:frame presentation:style-name="pr2" draw:layer="layout" svg:width="25.199cm" svg:height="12.18cm" svg:x="1.4cm" svg:y="4.914cm" presentation:class="subtitle">
          <draw:text-box>
            <text:p>Ein Trenner teilt einen überlagerten Zustand in reine Zustände auf. Werden bestimmte reine Zustände durch Blenden ausgeblendet, so erhält man einen Filter, welcher nach den Werten <text:span text:style-name="T1">a</text:span><text:span text:style-name="T3">i</text:span> der Eigenschaft <text:span text:style-name="T1">A</text:span> filter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ann werden die Eigenschaften <text:span text:style-name="T1">A</text:span> und <text:span text:style-name="T1">B</text:span> <text:span text:style-name="T1">verträglich</text:span> genannt?</text:p>
          </draw:text-box>
        </draw:frame>
        <draw:frame presentation:style-name="pr2" draw:layer="layout" svg:width="25.199cm" svg:height="12.18cm" svg:x="1.4cm" svg:y="4.914cm" presentation:class="subtitle">
          <draw:text-box>
            <text:p>Wenn sie gleichzeitig scharf meßbar sind: wenn ein Trenner <text:span text:style-name="T1">T</text:span>(<text:span text:style-name="T1">A</text:span>) auf die Eigenschaft <text:span text:style-name="T1">B</text:span> keinen Einfluß nimmt.</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4" draw:layer="layout" svg:width="25.199cm" svg:height="3.506cm" svg:x="1.4cm" svg:y="0.837cm" presentation:class="title">
          <draw:text-box>
            <text:p><text:span text:style-name="T7">Welches Gedankenexperiment verbirgt sich hinter der Formel </text:span><text:span text:style-name="T8">P</text:span><text:span text:style-name="T9">(</text:span><text:span text:style-name="T8">b</text:span><text:span text:style-name="T10">j</text:span><text:span text:style-name="T9">) </text:span><text:span text:style-name="T8">P</text:span><text:span text:style-name="T9">(</text:span><text:span text:style-name="T8">a</text:span><text:span text:style-name="T10">i</text:span><text:span text:style-name="T9">) </text:span><text:span text:style-name="T7">|</text:span><text:span text:style-name="T11">φ</text:span><text:span text:style-name="T7">&gt;?</text:span></text:p>
          </draw:text-box>
        </draw:frame>
        <draw:frame presentation:style-name="pr2" draw:layer="layout" svg:width="25.199cm" svg:height="12.18cm" svg:x="1.4cm" svg:y="4.914cm" presentation:class="subtitle">
          <draw:text-box>
            <text:p>Der Zustand |<text:span text:style-name="T12">φ</text:span><text:span text:style-name="T13">&gt; durchläuft </text:span><text:span text:style-name="T12">nacheinander</text:span><text:span text:style-name="T13"> die Filter </text:span><text:span text:style-name="T12">P</text:span><text:span text:style-name="T13">(</text:span><text:span text:style-name="T12">a</text:span><text:span text:style-name="T14">i</text:span><text:span text:style-name="T13">) und </text:span><text:span text:style-name="T12">P</text:span><text:span text:style-name="T13">(</text:span><text:span text:style-name="T12">b</text:span><text:span text:style-name="T14">j</text:span><text:span text:style-name="T13">) – in dieser Reihenfolge</text:span></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ie hängt der Begriff des Operators mit dem des Filters zusammen?</text:p>
          </draw:text-box>
        </draw:frame>
        <draw:frame presentation:style-name="pr2" draw:layer="layout" svg:width="25.199cm" svg:height="12.18cm" svg:x="1.4cm" svg:y="4.914cm" presentation:class="subtitle">
          <draw:text-box>
            <text:p>Der Filter führt eine <text:span text:style-name="T1">Operation</text:span> an dem Zustand durch. Daher wird er abstrakt durch einen bestimmten Operator dargestellt.</text:p>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draw:text-box>
            <text:p>Kann man die Reihenfolge verträglicher Filter vertauschen?</text:p>
          </draw:text-box>
        </draw:frame>
        <draw:frame presentation:style-name="pr2" draw:layer="layout" svg:width="25.199cm" svg:height="12.18cm" svg:x="1.4cm" svg:y="4.914cm" presentation:class="subtitle">
          <draw:text-box>
            <text:p>Ja, da die Eigenschaften verträglich sind sind auch die entsprechenden Operatoren unabhängig und miteinander vertauschbar</text:p>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lautet die symbolische Notation für die Präparation eines reinen Zustands?</text:p>
          </draw:text-box>
        </draw:frame>
        <draw:frame presentation:style-name="pr2" draw:layer="layout" svg:width="25.199cm" svg:height="12.18cm" svg:x="1.4cm" svg:y="4.914cm" presentation:class="subtitle" presentation:placeholder="true">
          <draw:text-box/>
        </draw:frame>
        <draw:frame draw:style-name="gr1" draw:text-style-name="P1" draw:layer="layout" svg:width="15.353cm" svg:height="1.287cm" svg:x="6.323cm" svg:y="9.856cm">
          <text:p/>
          <draw:object xlink:href="../Präparation%20eines%20reinen%20Zustands.odf" xlink:type="simple" xlink:show="embed" xlink:actuate="onLoad"/>
          <draw:image xlink:href="./ObjectReplacements/Object 3" xlink:type="simple" xlink:show="embed" xlink:actuate="onLoad"/>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beschreibt man die Wahrscheinlichkeit für das Passieren eines Filters?</text:p>
          </draw:text-box>
        </draw:frame>
        <draw:frame presentation:style-name="pr2" draw:layer="layout" svg:width="25.199cm" svg:height="12.18cm" svg:x="1.4cm" svg:y="4.914cm" presentation:class="subtitle">
          <draw:text-box>
            <text:p>Die Wahrscheinlichkeit, daß ein Teilchen im Zustand |<text:span text:style-name="T12">φ</text:span>&gt; den Filter <text:span text:style-name="T1">P</text:span>(<text:span text:style-name="T1">a</text:span><text:span text:style-name="T3">i</text:span>) durchquert, läßt sich durch die entsprechenden Intensitäten <text:span text:style-name="T1">I</text:span>(<text:span text:style-name="T1">a</text:span><text:span text:style-name="T3">i</text:span>) und <text:span text:style-name="T1">I</text:span>(<text:span text:style-name="T12">φ</text:span>) ausdrücken und messen:</text:p>
            <text:p/>
            <text:p/>
            <text:p/>
            <text:p><text:span text:style-name="T1">I</text:span>(<text:span text:style-name="T12">φ</text:span>) ist die auf das Filter auffallende, <text:span text:style-name="T1">I</text:span>(<text:span text:style-name="T1">a</text:span><text:span text:style-name="T3">i</text:span>) die hindurchgehende Intensität.</text:p>
          </draw:text-box>
        </draw:frame>
        <draw:frame draw:style-name="gr1" draw:text-style-name="P1" draw:layer="layout" svg:width="5.709cm" svg:height="2.327cm" svg:x="11.145cm" svg:y="10.936cm">
          <text:p/>
          <draw:object xlink:href="../Wahrscheinlichkeit%20für%20das%20Passieren%20eines%20Filters.odf"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5">Was passiert, wenn ein Zustand zwei hintereinandergeschaltete Trenner mit unterschiedlichen / gleichen Blenden passiert?</text:span></text:p>
          </draw:text-box>
        </draw:frame>
        <draw:frame presentation:style-name="pr2" draw:layer="layout" svg:width="25.199cm" svg:height="12.18cm" svg:x="1.4cm" svg:y="4.914cm" presentation:class="subtitle">
          <draw:text-box>
            <text:p>Gleiche Blenden:</text:p>
            <text:p/>
            <text:p/>
            <text:p/>
            <text:p/>
            <text:p/>
            <text:p/>
            <text:p>Unterschiedliche Blenden:</text:p>
          </draw:text-box>
        </draw:frame>
        <draw:frame draw:style-name="gr1" draw:text-style-name="P1" draw:layer="layout" svg:width="9.842cm" svg:height="5.019cm" svg:x="9.078cm" svg:y="8.49cm">
          <text:p/>
          <draw:object xlink:href="../Zwei%20gleiche%20Filter%20mit%20gleichen%20Blenden.odf" xlink:type="simple" xlink:show="embed" xlink:actuate="onLoad"/>
          <draw:image xlink:href="./ObjectReplacements/Object 5" xlink:type="simple" xlink:show="embed" xlink:actuate="onLoad"/>
        </draw:frame>
        <draw:frame draw:style-name="gr1" draw:text-style-name="P1" draw:layer="layout" svg:width="7.698cm" svg:height="4.917cm" svg:x="10.15cm" svg:y="15.541cm">
          <text:p/>
          <draw:object xlink:href="../Zwei%20gleiche%20Filter%20mit%20unterschiedlichen%20Blenden.odf" xlink:type="simple" xlink:show="embed" xlink:actuate="onLoad"/>
          <draw:image xlink:href="./ObjectReplacements/Object 6" xlink:type="simple" xlink:show="embed" xlink:actuate="onLoad"/>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hat man unter <text:span text:style-name="T1">P</text:span>(<text:span text:style-name="T1">a</text:span><text:span text:style-name="T3">i</text:span>) + <text:span text:style-name="T1">P</text:span>(<text:span text:style-name="T1">a</text:span><text:span text:style-name="T3">j</text:span>) zu verstehen?</text:p>
          </draw:text-box>
        </draw:frame>
        <draw:frame presentation:style-name="pr2" draw:layer="layout" svg:width="25.199cm" svg:height="12.18cm" svg:x="1.4cm" svg:y="4.914cm" presentation:class="subtitle">
          <draw:text-box>
            <text:p>Einen Filter mit <text:span text:style-name="T16">zwei</text:span> Öffnungen für <text:span text:style-name="T1">a</text:span><text:span text:style-name="T3">i</text:span> und <text:span text:style-name="T1">a</text:span><text:span text:style-name="T3">j</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Ändert sich ein Zustand nach durchlaufen eines Trenners ohne Blenden?</text:p>
          </draw:text-box>
        </draw:frame>
        <draw:frame presentation:style-name="pr2" draw:layer="layout" svg:width="25.199cm" svg:height="12.18cm" svg:x="1.4cm" svg:y="4.914cm" presentation:class="subtitle">
          <draw:text-box>
            <text:p>Nein, der Zustand wird auch nicht geordnet:</text:p>
          </draw:text-box>
        </draw:frame>
        <draw:frame draw:style-name="gr1" draw:text-style-name="P1" draw:layer="layout" svg:width="10.88cm" svg:height="2.625cm" svg:x="8.559cm" svg:y="12.187cm">
          <text:p/>
          <draw:object xlink:href="../Trenner%20ohne%20Blenden.odf"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ie lässt sich der beliebige Zustand |<text:span text:style-name="T17">φ</text:span><text:span text:style-name="T18">&gt; durch die |</text:span><text:span text:style-name="T17">a</text:span><text:span text:style-name="T19">i</text:span><text:span text:style-name="T18">&gt; ausdrücken?</text:span></text:p>
          </draw:text-box>
        </draw:frame>
        <draw:frame presentation:style-name="pr2" draw:layer="layout" svg:width="25.199cm" svg:height="12.18cm" svg:x="1.4cm" svg:y="4.914cm" presentation:class="subtitle">
          <draw:text-box>
            <text:p>Als Linearkombination der |<text:span text:style-name="T1">a</text:span><text:span text:style-name="T3">i</text:span>&gt;</text:p>
            <text:p>( <text:span text:style-name="T1">P</text:span>(<text:span text:style-name="T1">a</text:span><text:span text:style-name="T3">i</text:span>)|<text:span text:style-name="T12">φ</text:span><text:span text:style-name="T20">&gt; <text:s/></text:span><text:span text:style-name="T21">~ </text:span><text:span text:style-name="T20"><text:s/>|</text:span><text:span text:style-name="T22">a</text:span><text:span text:style-name="T23">i</text:span><text:span text:style-name="T20">&gt; ):</text:span></text:p>
            <text:p><text:span text:style-name="T20"/></text:p>
          </draw:text-box>
        </draw:frame>
        <draw:frame draw:style-name="gr1" draw:text-style-name="P1" draw:layer="layout" svg:width="8.185cm" svg:height="2.392cm" svg:x="9.907cm" svg:y="12.303cm">
          <text:p/>
          <draw:object xlink:href="../beliebiger%20Zustand%20als%20Linearkombination%20reiner%20Zustände.odf"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ist eine klassische dynamische Variable definiert?</text:p>
          </draw:text-box>
        </draw:frame>
        <draw:frame presentation:style-name="pr2" draw:layer="layout" svg:width="25.199cm" svg:height="12.18cm" svg:x="1.4cm" svg:y="4.914cm" presentation:class="subtitle">
          <draw:text-box>
            <text:p>Sie sind immer reell und können im Prinzip so gemessen werden, dass der Bewegungsablauf nicht gestört wird</text:p>
          </draw:text-box>
        </draw:frame>
        <presentation:notes draw:style-name="dp2">
          <draw:page-thumbnail draw:style-name="gr2"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Kennen Sie quantenmechanische dynamische Variable, die kein klassisches Analogon besitzen?</text:p>
          </draw:text-box>
        </draw:frame>
        <draw:frame presentation:style-name="pr2" draw:layer="layout" svg:width="25.199cm" svg:height="12.18cm" svg:x="1.4cm" svg:y="4.914cm" presentation:class="subtitle">
          <draw:text-box>
            <text:p>Ja, beispielsweise der Paritätsoperator und der Elektronenspin</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Gibt es ein klassisches Analogon zu Produkten nicht-vertauschbarer Operatoren?</text:p>
          </draw:text-box>
        </draw:frame>
        <draw:frame presentation:style-name="pr2" draw:layer="layout" svg:width="25.199cm" svg:height="12.18cm" svg:x="1.4cm" svg:y="4.914cm" presentation:class="subtitle">
          <draw:text-box>
            <text:p>Nein</text:p>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ist in der Quantenmechanik eine Observable definiert?</text:p>
          </draw:text-box>
        </draw:frame>
        <draw:frame presentation:style-name="pr2" draw:layer="layout" svg:width="25.199cm" svg:height="12.18cm" svg:x="1.4cm" svg:y="4.914cm" presentation:class="subtitle">
          <draw:text-box>
            <text:p>Eine Observable ist eine quantendynamische Variable (ein Operator) mit direkt beobachtbaren, rellen Meßwerten</text:p>
            <text:p/>
            <text:p>(Durch die Forderung, dass die <text:span text:style-name="T1">a</text:span><text:span text:style-name="T3">i</text:span><text:span text:style-name="T24"> reell und die |</text:span><text:span text:style-name="T1">a</text:span><text:span text:style-name="T3">i</text:span><text:span text:style-name="T24">&gt; orthogonal sein müssen kommen nur ganz spezielle Operatortypen zur Darstellung von Observablen in Frage)</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5cm" svg:x="2.1cm" svg:y="14.107cm" presentation:class="notes">
            <draw:text-box>
              <text:p>Eventuell den geklammerten Zusatz weglassen</text:p>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4.411cm" svg:x="1.4cm" svg:y="4.804cm" presentation:class="subtitle" presentation:user-transformed="true">
          <draw:text-box>
            <text:p><text:span text:style-name="T25">ℋ </text:span><text:span text:style-name="T25">ist ein komplexer, linearer Vektorraum</text:span></text:p>
            <text:p><text:span text:style-name="T25">Für die Elemente |</text:span><text:span text:style-name="T26">α</text:span><text:span text:style-name="T27">&gt;, |</text:span><text:span text:style-name="T26">β</text:span><text:span text:style-name="T27">&gt;, . . . , |</text:span><text:span text:style-name="T26">φ</text:span><text:span text:style-name="T27">&gt;, . . . , |</text:span><text:span text:style-name="T26">ψ</text:span><text:span text:style-name="T27">&gt;, . . . ∈ </text:span><text:span text:style-name="T28">ℋ sind zwei Verknüpfungen definiert, bezüglich derer ℋ abgeschlossen ist:</text:span></text:p>
            <text:p><text:span text:style-name="T28">Addition: |</text:span><text:span text:style-name="T26">α</text:span><text:span text:style-name="T27">&gt; + |</text:span><text:span text:style-name="T26">β</text:span><text:span text:style-name="T27">&gt; = |</text:span><text:span text:style-name="T26">β</text:span><text:span text:style-name="T27">&gt; + </text:span><text:span text:style-name="T28">|</text:span><text:span text:style-name="T26">α</text:span><text:span text:style-name="T27">&gt; ≡ </text:span><text:span text:style-name="T28">|</text:span><text:span text:style-name="T26">α+β</text:span><text:span text:style-name="T27">&gt; ∈ </text:span><text:span text:style-name="T28">ℋ</text:span></text:p>
            <text:p><text:span text:style-name="T28">Multiplikation: </text:span><text:span text:style-name="T29">c</text:span><text:span text:style-name="T28"> </text:span><text:span text:style-name="T27">∈ ℂ : </text:span><text:span text:style-name="T26">c</text:span><text:span text:style-name="T27">∙</text:span><text:span text:style-name="T28">|</text:span><text:span text:style-name="T26">α</text:span><text:span text:style-name="T27">&gt; = </text:span><text:span text:style-name="T28">|</text:span><text:span text:style-name="T26">α</text:span><text:span text:style-name="T27">&gt;∙</text:span><text:span text:style-name="T26">c</text:span><text:span text:style-name="T27"> = </text:span><text:span text:style-name="T28">|</text:span><text:span text:style-name="T29">c</text:span><text:span text:style-name="T27">∙</text:span><text:span text:style-name="T26">α</text:span><text:span text:style-name="T27">&gt; ∈ </text:span><text:span text:style-name="T28">ℋ</text:span></text:p>
            <text:p><text:span text:style-name="T28">Die Addition ist kommutativ. Ferner gilt Assoziativität:</text:span></text:p>
            <text:p><text:span text:style-name="T28">|</text:span><text:span text:style-name="T26">α</text:span><text:span text:style-name="T27">&gt; + ( |</text:span><text:span text:style-name="T26">β</text:span><text:span text:style-name="T27">&gt; + </text:span><text:span text:style-name="T28">|</text:span><text:span text:style-name="T26">γ</text:span><text:span text:style-name="T27">&gt; ) = ( |</text:span><text:span text:style-name="T26">β</text:span><text:span text:style-name="T27">&gt; + </text:span><text:span text:style-name="T28">|</text:span><text:span text:style-name="T26">α</text:span><text:span text:style-name="T27">&gt; ) + </text:span><text:span text:style-name="T28">|</text:span><text:span text:style-name="T26">γ</text:span><text:span text:style-name="T27">&gt;</text:span></text:p>
            <text:p><text:span text:style-name="T29">c</text:span><text:span text:style-name="T30">1</text:span><text:span text:style-name="T28">,</text:span><text:span text:style-name="T29">c</text:span><text:span text:style-name="T30">2</text:span><text:span text:style-name="T28"> </text:span><text:span text:style-name="T27">∈ ℂ : (</text:span><text:span text:style-name="T29">c</text:span><text:span text:style-name="T30">1</text:span><text:span text:style-name="T28">,</text:span><text:span text:style-name="T29">c</text:span><text:span text:style-name="T30">2</text:span><text:span text:style-name="T31">)|</text:span><text:span text:style-name="T32">α</text:span><text:span text:style-name="T33">&gt;</text:span><text:span text:style-name="T31"> = </text:span><text:span text:style-name="T34">c</text:span><text:span text:style-name="T30">1</text:span><text:span text:style-name="T31">(</text:span><text:span text:style-name="T34">c</text:span><text:span text:style-name="T30">2</text:span><text:span text:style-name="T31">|</text:span><text:span text:style-name="T32">α</text:span><text:span text:style-name="T33">&gt;)</text:span></text:p>
            <text:p><text:span text:style-name="T33">Nullvektor: Es existiert ein Element |0&gt; ∈ </text:span><text:span text:style-name="T31">ℋ mit:</text:span></text:p>
            <text:p><text:span text:style-name="T31">|</text:span><text:span text:style-name="T32">α</text:span><text:span text:style-name="T33">&gt; + |0&gt; = </text:span><text:span text:style-name="T31">|</text:span><text:span text:style-name="T32">α</text:span><text:span text:style-name="T33">&gt; <text:s/>∀ </text:span><text:span text:style-name="T31">|</text:span><text:span text:style-name="T32">α</text:span><text:span text:style-name="T33">&gt; ∈ </text:span><text:span text:style-name="T31">ℋ</text:span></text:p>
            <text:p><text:span text:style-name="T31">Insbesondere gilt 0</text:span><text:span text:style-name="T33">|</text:span><text:span text:style-name="T32">ψ</text:span><text:span text:style-name="T33">&gt; = |0&gt; <text:s/>∀ </text:span><text:span text:style-name="T31">|</text:span><text:span text:style-name="T32">ψ</text:span><text:span text:style-name="T33">&gt; ∈ </text:span><text:span text:style-name="T31">ℋ und c</text:span><text:span text:style-name="T33">|0&gt; = |0&gt; <text:s/>∀ </text:span><text:span text:style-name="T34">c</text:span><text:span text:style-name="T31"> </text:span><text:span text:style-name="T33">∈ ℂ</text:span></text:p>
            <text:p><text:span text:style-name="T33">Inverses Element bezüglich Addition: Zu jedem Element </text:span><text:span text:style-name="T31">|</text:span><text:span text:style-name="T32">α</text:span><text:span text:style-name="T33">&gt; ∈ </text:span><text:span text:style-name="T31">ℋ existiert ein </text:span><text:span text:style-name="T34">inverses</text:span><text:span text:style-name="T31"> Element |-</text:span><text:span text:style-name="T32">α</text:span><text:span text:style-name="T33">&gt; ∈ </text:span><text:span text:style-name="T31">ℋ mit:</text:span></text:p>
            <text:p><text:span text:style-name="T31">|</text:span><text:span text:style-name="T32">α</text:span><text:span text:style-name="T33">&gt; + </text:span><text:span text:style-name="T31">|-</text:span><text:span text:style-name="T32">α</text:span><text:span text:style-name="T33">&gt; = |0&gt;</text:span></text:p>
            <text:p><text:span text:style-name="T33">Man definiert so die Subtraktion von Hilbert-Vektoren:</text:span></text:p>
            <text:p><text:span text:style-name="T31">|</text:span><text:span text:style-name="T32">α</text:span><text:span text:style-name="T33">&gt; + |-</text:span><text:span text:style-name="T32">β</text:span><text:span text:style-name="T33">&gt; = </text:span><text:span text:style-name="T31">|</text:span><text:span text:style-name="T32">α</text:span><text:span text:style-name="T33">&gt; - |</text:span><text:span text:style-name="T32">β</text:span><text:span text:style-name="T33">&gt;</text:span></text:p>
            <text:p><text:span text:style-name="T33">Distributivität: Mit </text:span><text:span text:style-name="T32">c</text:span><text:span text:style-name="T33">,</text:span><text:span text:style-name="T34">c</text:span><text:span text:style-name="T30">1</text:span><text:span text:style-name="T31">,</text:span><text:span text:style-name="T34">c</text:span><text:span text:style-name="T30">2</text:span><text:span text:style-name="T31"> </text:span><text:span text:style-name="T33">∈ ℂ gilt:</text:span></text:p>
            <text:p><text:span text:style-name="T32">c</text:span><text:span text:style-name="T33">∙( </text:span><text:span text:style-name="T31">|</text:span><text:span text:style-name="T32">α</text:span><text:span text:style-name="T33">&gt; + |</text:span><text:span text:style-name="T32">β</text:span><text:span text:style-name="T33">&gt; ) = </text:span><text:span text:style-name="T32">c</text:span><text:span text:style-name="T33">∙</text:span><text:span text:style-name="T31">|</text:span><text:span text:style-name="T32">α</text:span><text:span text:style-name="T33">&gt; + </text:span><text:span text:style-name="T32">c</text:span><text:span text:style-name="T33">∙|</text:span><text:span text:style-name="T32">β</text:span><text:span text:style-name="T33">&gt; <text:s/>; <text:s/>(</text:span><text:span text:style-name="T32">c</text:span><text:span text:style-name="T35">1</text:span><text:span text:style-name="T33"> + </text:span><text:span text:style-name="T32">c</text:span><text:span text:style-name="T35">2</text:span><text:span text:style-name="T33">)∙</text:span><text:span text:style-name="T31">|</text:span><text:span text:style-name="T32">α</text:span><text:span text:style-name="T33">&gt; = </text:span><text:span text:style-name="T32">c</text:span><text:span text:style-name="T35">1</text:span><text:span text:style-name="T33">∙</text:span><text:span text:style-name="T31">|</text:span><text:span text:style-name="T32">α</text:span><text:span text:style-name="T33">&gt; + </text:span><text:span text:style-name="T32">c</text:span><text:span text:style-name="T35">2</text:span><text:span text:style-name="T33">∙</text:span><text:span text:style-name="T31">|</text:span><text:span text:style-name="T32">α</text:span><text:span text:style-name="T33">&gt;</text:span></text:p>
            <text:p><text:span text:style-name="T33">Als </text:span><text:span text:style-name="T32">Dimension von </text:span><text:span text:style-name="T31">ℋ bezeichnet man die Maximalzahl linear unabhängiger Elemente in ℋ.</text:span></text:p>
            <text:p><text:span text:style-name="T31">Es gilt</text:span><text:span text:style-name="T33">: Die Elemente |</text:span><text:span text:style-name="T32">φ</text:span><text:span text:style-name="T35">1</text:span><text:span text:style-name="T33">&gt; , |</text:span><text:span text:style-name="T32">φ</text:span><text:span text:style-name="T35">2</text:span><text:span text:style-name="T33">&gt; , . . . , |</text:span><text:span text:style-name="T32">φ</text:span><text:span text:style-name="T36">n</text:span><text:span text:style-name="T33">&gt; heißen linear unabhängig, falls folgende Relation nur durch </text:span><text:span text:style-name="T32">c</text:span><text:span text:style-name="T35">1</text:span><text:span text:style-name="T33"> = </text:span><text:span text:style-name="T32">c</text:span><text:span text:style-name="T35">2</text:span><text:span text:style-name="T33"> = . . . = </text:span><text:span text:style-name="T32">c</text:span><text:span text:style-name="T35">n</text:span><text:span text:style-name="T33"> = 0 erfüllbar ist:</text:span></text:p>
          </draw:text-box>
        </draw:frame>
        <draw:frame draw:style-name="gr1" draw:text-style-name="P1" draw:layer="layout" svg:width="3.43cm" svg:height="1.5cm" svg:x="12.779cm" svg:y="19.203cm">
          <text:p/>
          <draw:object xlink:href="../Lineare%20Unabhängigkeit.odf"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Axiome definieren den Hilbert-Raum?</text:p>
          </draw:text-box>
        </draw:frame>
        <draw:frame presentation:style-name="pr2" draw:text-style-name="P6" draw:layer="layout" svg:width="25.199cm" svg:height="12.18cm" svg:x="1.4cm" svg:y="5.919cm" presentation:class="subtitle" presentation:user-transformed="true">
          <draw:text-box>
            <text:p><text:span text:style-name="T37">ℋ</text:span> ist ein komplexer, linearer Vektorraum</text:p>
            <text:p><text:span text:style-name="T37">ℋ</text:span> ist ein unitärer Raum</text:p>
            <text:p><text:span text:style-name="T37">ℋ</text:span> ist separabel</text:p>
            <text:p><text:span text:style-name="T37">ℋ</text:span> ist vollständig</text:p>
            <text:p/>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nn bildet eine Menge von Elementen einen linearen Vektorraum?</text:p>
          </draw:text-box>
        </draw:frame>
        <draw:frame presentation:style-name="pr2" draw:layer="layout" svg:width="25.199cm" svg:height="12.18cm" svg:x="1.4cm" svg:y="4.914cm" presentation:class="subtitle">
          <draw:text-box>
            <text:p>Wenn man eine Linearkombination der Elemente bilden kann:</text:p>
            <text:p/>
            <text:p>|<text:span text:style-name="T12">ψ</text:span><text:span text:style-name="T20">&gt; = </text:span><text:span text:style-name="T22">c</text:span><text:span text:style-name="T38">1</text:span><text:span text:style-name="T20">|</text:span><text:span text:style-name="T12">α</text:span><text:span text:style-name="T21">&gt; + </text:span><text:span text:style-name="T22">c</text:span><text:span text:style-name="T38">1</text:span><text:span text:style-name="T20">|</text:span><text:span text:style-name="T12">β</text:span><text:span text:style-name="T21">&gt; + . . . + </text:span><text:span text:style-name="T22">c</text:span><text:span text:style-name="T23">n</text:span><text:span text:style-name="T20">|</text:span><text:span text:style-name="T12">ζ</text:span><text:span text:style-name="T21">&gt;</text:span></text:p>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39">Wann nennt man Zustandsvektoren </text:span><text:span text:style-name="T39"><text:line-break/></text:span><text:span text:style-name="T39">|</text:span><text:span text:style-name="T40">φ</text:span><text:span text:style-name="T41">1</text:span><text:span text:style-name="T39">&gt;, |</text:span><text:span text:style-name="T40">φ</text:span><text:span text:style-name="T41">2</text:span><text:span text:style-name="T39">&gt;, . . . , |</text:span><text:span text:style-name="T40">φ</text:span><text:span text:style-name="T42">n</text:span><text:span text:style-name="T39">&gt; linear unabhängig?</text:span></text:p>
          </draw:text-box>
        </draw:frame>
        <draw:frame presentation:style-name="pr2" draw:text-style-name="P8" draw:layer="layout" svg:width="25.199cm" svg:height="12.18cm" svg:x="1.4cm" svg:y="4.914cm" presentation:class="subtitle" presentation:user-transformed="true">
          <draw:text-box>
            <text:p><text:span text:style-name="T43">Falls folgende Relation nur durch </text:span><text:span text:style-name="T44">c</text:span><text:span text:style-name="T45">1</text:span><text:span text:style-name="T43"> = </text:span><text:span text:style-name="T44">c</text:span><text:span text:style-name="T45">2</text:span><text:span text:style-name="T43"> = . . . = </text:span><text:span text:style-name="T44">c</text:span><text:span text:style-name="T45">n</text:span><text:span text:style-name="T43"> = 0 erfüllbar ist:</text:span></text:p>
          </draw:text-box>
        </draw:frame>
        <draw:frame draw:style-name="gr1" draw:text-style-name="P1" draw:layer="layout" svg:width="5.44cm" svg:height="2.392cm" svg:x="11.279cm" svg:y="12.303cm">
          <text:p/>
          <draw:object xlink:href="../Lineare%20Unabhängigkeit.odf"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user-transformed="true">
          <draw:text-box>
            <text:p>Wie ist die Dimension eines Vektorraums definiert?</text:p>
          </draw:text-box>
        </draw:frame>
        <draw:frame presentation:style-name="pr2" draw:layer="layout" svg:width="25.199cm" svg:height="12.18cm" svg:x="1.4cm" svg:y="4.914cm" presentation:class="subtitle">
          <draw:text-box>
            <text:p>Als die Maximalanzahl linear unabhängiger Elemente</text:p>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nn nennt man einen Vektorraum unitär?</text:p>
          </draw:text-box>
        </draw:frame>
        <draw:frame presentation:style-name="pr2" draw:text-style-name="P3" draw:layer="layout" svg:width="25.199cm" svg:height="12.18cm" svg:x="1.4cm" svg:y="4.915cm" presentation:class="subtitle" presentation:user-transformed="true">
          <draw:text-box>
            <text:p><text:span text:style-name="T5">Wenn ein Skalarprodukt definiert ist (er ein </text:span><text:span text:style-name="T6">Prähilbertraum</text:span><text:span text:style-name="T5"> ist)</text:span></text:p>
            <text:p><text:span text:style-name="T5"><text:s/></text:span><text:span text:style-name="T5">und der Vektorraum endlichdimensional ist.</text:span></text:p>
          </draw:text-box>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Eigenschaften definieren ein Skalarprodukt auf einem komplexen Vektorraum?</text:p>
          </draw:text-box>
        </draw:frame>
        <draw:frame presentation:style-name="pr2" draw:layer="layout" svg:width="25.199cm" svg:height="12.18cm" svg:x="1.4cm" svg:y="5.914cm" presentation:class="subtitle" presentation:user-transformed="true">
          <draw:text-box>
            <text:p text:style-name="P9"><text:span text:style-name="T20"><text:tab/></text:span><text:span text:style-name="T20"><text:tab/></text:span><text:span text:style-name="T20">(1a) </text:span><text:span text:style-name="T20"><text:tab/></text:span><text:span text:style-name="T20">&lt;x,</text:span><text:span text:style-name="T21">λ</text:span><text:span text:style-name="T20">y&gt; = </text:span><text:span text:style-name="T21">λ&lt;x,y&gt; und</text:span></text:p>
            <text:p text:style-name="P9"><text:span text:style-name="T21"><text:tab/></text:span><text:span text:style-name="T21"><text:tab/></text:span><text:span text:style-name="T21">(1b) </text:span><text:span text:style-name="T21"><text:tab/></text:span><text:span text:style-name="T21">&lt;x,y+z&gt; = &lt;x,y&gt; + &lt;y,z&gt; (linear im </text:span><text:span text:style-name="T12">zweiten</text:span><text:span text:style-name="T21"> Argument)</text:span></text:p>
            <text:p text:style-name="P9"><text:span text:style-name="T20"><text:tab/></text:span><text:span text:style-name="T20"><text:tab/></text:span><text:span text:style-name="T20">(1c) </text:span><text:span text:style-name="T20"><text:tab/></text:span><text:span text:style-name="T20">&lt;</text:span><text:span text:style-name="T21">λ</text:span><text:span text:style-name="T20">x,y&gt; = </text:span><text:span text:style-name="T46">λ</text:span><text:span text:style-name="T21">&lt;x,y&gt; und</text:span></text:p>
            <text:p text:style-name="P9"><text:span text:style-name="T21"><text:tab/></text:span><text:span text:style-name="T21"><text:tab/></text:span><text:span text:style-name="T21">(1d) </text:span><text:span text:style-name="T21"><text:tab/></text:span><text:span text:style-name="T21">&lt;x+z,y&gt; = &lt;x,y&gt; + &lt;z,y&gt; (semilinear im ersten Argument)</text:span></text:p>
            <text:p text:style-name="P9"><text:span text:style-name="T20"><text:tab/></text:span><text:span text:style-name="T20"><text:tab/></text:span><text:span text:style-name="T20">(2) </text:span><text:span text:style-name="T20"><text:tab/></text:span><text:span text:style-name="T20"><text:tab/></text:span><text:span text:style-name="T20">&lt;x,y&gt; = </text:span><text:span text:style-name="T47">&lt;y,x&gt;</text:span><text:span text:style-name="T20"> (hermitesch)</text:span></text:p>
            <text:p text:style-name="P9"><text:span text:style-name="T20"><text:tab/></text:span><text:span text:style-name="T20"><text:tab/></text:span><text:span text:style-name="T20">(3a) </text:span><text:span text:style-name="T20"><text:tab/></text:span><text:span text:style-name="T20">&lt;x,x&gt; </text:span><text:span text:style-name="T21">≥</text:span><text:span text:style-name="T20"> 0 (positiv)</text:span></text:p>
            <text:p text:style-name="P9"><text:span text:style-name="T20"><text:tab/></text:span><text:span text:style-name="T20"><text:tab/></text:span><text:span text:style-name="T20">(3b) </text:span><text:span text:style-name="T20"><text:tab/></text:span><text:span text:style-name="T20">&lt;x,x&gt; = 0 </text:span><text:span text:style-name="T21">↔</text:span><text:span text:style-name="T20"> x = 0 (definit)</text:span></text:p>
            <text:p text:style-name="P1"><text:span text:style-name="T47"/></text:p>
            <text:p text:style-name="P1"><text:span text:style-name="T47">Unterstrichen</text:span><text:span text:style-name="T20"> </text:span><text:span text:style-name="T48">bedeutet</text:span><text:span text:style-name="T20"> komplex konjugiert</text:span></text:p>
            <text:p><text:span text:style-name="T20"/></text:p>
            <text:p><text:span text:style-name="T20">Es ist also eine positiv definite(3) hermitesche(2) Sesquilinearform(1)</text:span></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ann bezeichnet man Zustandsvektoren |<text:span text:style-name="T1">α</text:span><text:span text:style-name="T3">i</text:span>&gt; als orthonormal?</text:p>
          </draw:text-box>
        </draw:frame>
        <draw:frame presentation:style-name="pr2" draw:layer="layout" svg:width="25.199cm" svg:height="12.18cm" svg:x="1.4cm" svg:y="4.914cm" presentation:class="subtitle" presentation:user-transformed="true">
          <draw:text-box>
            <text:p>Wenn alle Vektoren paarweise orthogonal zueinander sind und zusätzlich <text:s/>die Norm 1 besitzen.</text:p>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as versteht man unter <text:span text:style-name="T1">starker</text:span> Konvergenz?</text:p>
          </draw:text-box>
        </draw:frame>
        <draw:frame presentation:style-name="pr2" draw:layer="layout" svg:width="25.199cm" svg:height="12.18cm" svg:x="1.4cm" svg:y="4.914cm" presentation:class="subtitle" presentation:placeholder="true" presentation:user-transformed="true">
          <draw:text-box/>
        </draw:frame>
        <draw:frame draw:style-name="gr1" draw:text-style-name="P1" draw:layer="layout" svg:width="17.818cm" svg:height="4.024cm" svg:x="5.09cm" svg:y="8.487cm">
          <text:p/>
          <draw:object xlink:href="../starke%20Konvergenz.odf"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ist eine Cauchy-Folge?</text:p>
          </draw:text-box>
        </draw:frame>
        <draw:frame presentation:style-name="pr2" draw:layer="layout" svg:width="25.199cm" svg:height="12.18cm" svg:x="1.4cm" svg:y="4.914cm" presentation:class="subtitle" presentation:placeholder="true">
          <draw:text-box/>
        </draw:frame>
        <draw:frame draw:style-name="gr1" draw:text-style-name="P1" draw:layer="layout" svg:width="23.023cm" svg:height="4.616cm" svg:x="2.488cm" svg:y="8.191cm">
          <text:p/>
          <draw:object xlink:href="../Cauchy-Folge.odf"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user-transformed="true">
          <draw:text-box>
            <text:p>Was bedeutet die Separabilität des Hilbert-Raums?</text:p>
          </draw:text-box>
        </draw:frame>
        <draw:frame presentation:style-name="pr2" draw:layer="layout" svg:width="25.199cm" svg:height="12.18cm" svg:x="1.4cm" svg:y="4.914cm" presentation:class="subtitle">
          <draw:text-box>
            <text:p>Es gibt in <text:span text:style-name="T37">ℋ (mindestens) eine überall dichte Folge von Vektoren |</text:span><text:span text:style-name="T44">α</text:span><text:span text:style-name="T49">n</text:span><text:span text:style-name="T37">&gt;.</text:span></text:p>
            <text:p><text:span text:style-name="T37"/></text:p>
            <text:p><text:span text:style-name="T37">Das heißt für jedes noch so kleine </text:span><text:span text:style-name="T43">ε</text:span><text:span text:style-name="T37"> &gt; 0 zu jedem Vektor |</text:span><text:span text:style-name="T43">ψ</text:span><text:span text:style-name="T37">&gt; </text:span><text:span text:style-name="T43">∈ </text:span><text:span text:style-name="T37">ℋ existiert mindestens ein |</text:span><text:span text:style-name="T44">α</text:span><text:span text:style-name="T49">m</text:span><text:span text:style-name="T37">&gt; mit </text:span><text:span text:style-name="T37"><text:tab/></text:span><text:span text:style-name="T37"><text:tab/></text:span><text:span text:style-name="T37"><text:tab/></text:span><text:span text:style-name="T37"><text:tab/></text:span></text:p>
            <text:p><text:span text:style-name="T50">Dicht</text:span><text:span text:style-name="T37"> bedeutet, dass die Folge |</text:span><text:span text:style-name="T44">α</text:span><text:span text:style-name="T49">n</text:span><text:span text:style-name="T37">&gt; jedem Element aus ℋ im Sinne starker Konvergenz beliebig nahe kommt.</text:span></text:p>
          </draw:text-box>
        </draw:frame>
        <draw:frame draw:style-name="gr1" draw:text-style-name="P1" draw:layer="layout" svg:width="5.037cm" svg:height="1.168cm" svg:x="17.381cm" svg:y="10.948cm">
          <text:p/>
          <draw:object xlink:href="../Separabilität.odf"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lautet der Entwicklungssatz? Welche Bedingungen gewährleisten seine Konvergenz?</text:p>
          </draw:text-box>
        </draw:frame>
        <draw:frame presentation:style-name="pr2" draw:layer="layout" svg:width="25.199cm" svg:height="12.18cm" svg:x="1.4cm" svg:y="4.914cm" presentation:class="subtitle" presentation:user-transformed="true">
          <draw:text-box>
            <text:p>Notwendige Bedingung für die Konvergenz des Entwicklungssatzes ist die Konvergenz von</text:p>
          </draw:text-box>
        </draw:frame>
        <draw:frame draw:style-name="gr1" draw:text-style-name="P1" draw:layer="layout" svg:width="10.766cm" svg:height="1.774cm" svg:x="8.616cm" svg:y="7.612cm">
          <text:p/>
          <draw:object xlink:href="../Entwicklungssatz.odf" xlink:type="simple" xlink:show="embed" xlink:actuate="onLoad"/>
          <draw:image xlink:href="./ObjectReplacements/Object 14" xlink:type="simple" xlink:show="embed" xlink:actuate="onLoad"/>
        </draw:frame>
        <draw:frame draw:style-name="gr1" draw:text-style-name="P1" draw:layer="layout" svg:width="8.092cm" svg:height="1.816cm" svg:x="9.953cm" svg:y="13.591cm">
          <text:p/>
          <draw:object xlink:href="../Notwendige%20Bedingung%20für%20die%20Konvergenz%20des%20Entwicklungssatzes.odf"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s versteht man unter einem VON-System?</text:p>
          </draw:text-box>
        </draw:frame>
        <draw:frame presentation:style-name="pr2" draw:layer="layout" svg:width="25.199cm" svg:height="12.18cm" svg:x="1.4cm" svg:y="4.914cm" presentation:class="subtitle" presentation:user-transformed="true">
          <draw:text-box>
            <text:p>Die Menge <text:span text:style-name="T1">M</text:span> von orthonormalen Vektoren aus <text:span text:style-name="T37">ℋ</text:span>, für die es kein Element aus <text:span text:style-name="T37">ℋ</text:span> gibt, das nicht zu <text:span text:style-name="T1">M</text:span> gehört, jedoch orthogonal zu allen Elementen aus <text:span text:style-name="T1">M</text:span> ist.</text:p>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sieht eine allgemeine quadratintegrable Funktion aus?</text:p>
          </draw:text-box>
        </draw:frame>
        <draw:frame presentation:style-name="pr2" draw:layer="layout" svg:width="25.199cm" svg:height="12.18cm" svg:x="1.4cm" svg:y="4.914cm" presentation:class="subtitle" presentation:placeholder="true">
          <draw:text-box/>
        </draw:frame>
        <draw:frame draw:style-name="gr1" draw:text-style-name="P1" draw:layer="layout" svg:width="6.104cm" svg:height="1.27cm" svg:x="10.947cm" svg:y="9.864cm">
          <text:p/>
          <draw:object xlink:href="../quadratintegrable%20Funktionen.odf" xlink:type="simple" xlink:show="embed" xlink:actuate="onLoad"/>
          <draw:image xlink:href="./ObjectReplacements/Object 16" xlink:type="simple" xlink:show="embed" xlink:actuate="onLoad"/>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ie definiert man zweckmäßig ein Skalarprodukt für quadratintegrable Funktion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941cm" svg:height="1.27cm" svg:x="9.529cm" svg:y="9.864cm">
          <text:p/>
          <draw:object xlink:href="../Skalarprodukt%20für%20quadratintegrable%20Funktionen.odf"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Erläutern Sie die Bezeichnungen <text:line-break/><text:span text:style-name="T1">bra</text:span>- und <text:span text:style-name="T1">ket</text:span>-Vektoren.</text:p>
          </draw:text-box>
        </draw:frame>
        <draw:frame presentation:style-name="pr2" draw:layer="layout" svg:width="25.199cm" svg:height="12.18cm" svg:x="1.4cm" svg:y="4.914cm" presentation:class="subtitle">
          <draw:text-box>
            <text:p>Jedem Vektor |<text:span text:style-name="T12">φ</text:span><text:span text:style-name="T20">&gt; ∈ </text:span><text:span text:style-name="T37">ℋ wird ein </text:span><text:span text:style-name="T50">dualer</text:span><text:span text:style-name="T37"> Vektor &lt;</text:span><text:span text:style-name="T44">φ</text:span><text:span text:style-name="T43">| zugeordnet, der aber </text:span><text:span text:style-name="T44">nicht</text:span><text:span text:style-name="T43"> dem Raum </text:span><text:span text:style-name="T37">ℋ</text:span><text:span text:style-name="T43"> der |</text:span><text:span text:style-name="T44">φ</text:span><text:span text:style-name="T51">&gt; angehört, sondern einem dualen Raum </text:span><text:span text:style-name="T37">ℋ</text:span><text:span text:style-name="T52">*</text:span><text:span text:style-name="T37">.</text:span></text:p>
            <text:p><text:span text:style-name="T37">Nach Dirac benutzt man die Schreibweise</text:span></text:p>
          </draw:text-box>
        </draw:frame>
        <draw:frame draw:style-name="gr1" draw:text-style-name="P1" draw:layer="layout" svg:width="6.447cm" svg:height="3.201cm" svg:x="10.776cm" svg:y="13.899cm">
          <text:p/>
          <draw:object xlink:href="../Bra-Ket.odf" xlink:type="simple" xlink:show="embed" xlink:actuate="onLoad"/>
          <draw:image xlink:href="./ObjectReplacements/Object 18" xlink:type="simple" xlink:show="embed" xlink:actuate="onLoad"/>
        </draw:frame>
        <presentation:notes draw:style-name="dp2">
          <draw:page-thumbnail draw:style-name="gr2"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4" draw:layer="layout" svg:width="25.199cm" svg:height="3.506cm" svg:x="1.4cm" svg:y="0.837cm" presentation:class="title">
          <draw:text-box>
            <text:p><text:span text:style-name="T7">Wodurch ist der bra-Vektor &lt;</text:span><text:span text:style-name="T11">φ</text:span><text:span text:style-name="T7">| eindeutig definiert?</text:span></text:p>
          </draw:text-box>
        </draw:frame>
        <draw:frame presentation:style-name="pr2" draw:layer="layout" svg:width="25.199cm" svg:height="12.18cm" svg:x="1.4cm" svg:y="4.914cm" presentation:class="subtitle">
          <draw:text-box>
            <text:p>Der bra-Vektor &lt;<text:span text:style-name="T12">φ</text:span><text:span text:style-name="T20">| gilt als eindeutig definiert durch Angabe der Skalarprodukte &lt;</text:span><text:span text:style-name="T12">φ</text:span><text:span text:style-name="T20">|</text:span><text:span text:style-name="T12">α</text:span><text:span text:style-name="T23">n</text:span><text:span text:style-name="T20">&gt; von &lt;</text:span><text:span text:style-name="T12">φ</text:span><text:span text:style-name="T20">| mit der VON-Basis {|</text:span><text:span text:style-name="T12">α</text:span><text:span text:style-name="T23">n</text:span><text:span text:style-name="T20">&gt;} in </text:span><text:span text:style-name="T37">ℋ</text:span></text:p>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draw:frame presentation:style-name="pr1" draw:layer="layout" svg:width="25.199cm" svg:height="3.506cm" svg:x="1.4cm" svg:y="0.837cm" presentation:class="title">
          <draw:text-box>
            <text:p>Was ist bei der Multiplikation von Skalaren mit bra‑Vektoren zu beachten?</text:p>
          </draw:text-box>
        </draw:frame>
        <draw:frame presentation:style-name="pr2" draw:layer="layout" svg:width="25.199cm" svg:height="12.18cm" svg:x="1.4cm" svg:y="4.914cm" presentation:class="subtitle">
          <draw:text-box>
            <text:p>Sie sind immer komplex konjugiert! Der bra-Vektor verhält sich wie ein losgelöster erster Teil einer Sesquilinearform</text:p>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draw:text-box>
              <text:p>Kann man das so sagen?</text:p>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nn wird die Einführung von Dirac-Vektoren wichtig bzw. unumgänglich?</text:p>
          </draw:text-box>
        </draw:frame>
        <draw:frame presentation:style-name="pr2" draw:layer="layout" svg:width="25.199cm" svg:height="12.18cm" svg:x="1.4cm" svg:y="4.914cm" presentation:class="subtitle">
          <draw:text-box>
            <text:p>Wenn eine physikalische Größe <text:span text:style-name="T12">α</text:span><text:span text:style-name="T20"> einen kontinuierlichen Wertevorrat durchläuft. In dem Fall macht eine Indizierung </text:span><text:span text:style-name="T53">α</text:span><text:span text:style-name="T14">j</text:span><text:span text:style-name="T54"> insbesondere beim Skalarprodukt und beim Entwicklungssatz </text:span><text:span text:style-name="T55">keinen</text:span><text:span text:style-name="T20"> Sinn mehr.</text:span></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ein Dirac-Vektor definiert?</text:p>
          </draw:text-box>
        </draw:frame>
        <draw:frame presentation:style-name="pr2" draw:layer="layout" svg:width="25.199cm" svg:height="12.18cm" svg:x="1.4cm" svg:y="4.914cm" presentation:class="subtitle" presentation:user-transformed="true">
          <draw:text-box>
            <text:p>Ein Dirac-Vektor ist ein Vektor aus dem <text:span text:style-name="T1">"erweiterten" Hilbertraum</text:span> und wird durch Erweiterung der Indizierung von <text:span text:style-name="T1">j</text:span> (einer natürlichen Zahl) auf <text:span text:style-name="T1">p</text:span><text:span text:style-name="T20"> gebildet – wobei </text:span><text:span text:style-name="T22">p</text:span><text:span text:style-name="T20"> eine beliebige reelle Zahl ist.</text:span></text:p>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Wie ist das Skalarprodukt mit einem Dirac-Vektor definiert?</text:p>
          </draw:text-box>
        </draw:frame>
        <draw:frame presentation:style-name="pr2" draw:layer="layout" svg:width="25.199cm" svg:height="12.18cm" svg:x="1.4cm" svg:y="4.914cm" presentation:class="subtitle">
          <draw:text-box>
            <text:p>Man indiziert einen Dirac-Vektor mit <text:span text:style-name="T1">p</text:span>, <text:span text:style-name="T21">Δ</text:span><text:span text:style-name="T22">p</text:span><text:span text:style-name="T20"> – wobei </text:span><text:span text:style-name="T22">p</text:span><text:span text:style-name="T20"> eine beliebige reelle Zahl und </text:span><text:span text:style-name="T21">Δ</text:span><text:span text:style-name="T22">p</text:span><text:span text:style-name="T20"> beliebig klein werden kann. Der Grenzübergang </text:span><text:span text:style-name="T21">Δ</text:span><text:span text:style-name="T22">p</text:span><text:span text:style-name="T20"> </text:span><text:span text:style-name="T21">→ 0 definiert dann eine kontinuierliche Funktion der Variablen </text:span><text:span text:style-name="T12">p</text:span><text:span text:style-name="T21">:</text:span></text:p>
            <text:p><text:span text:style-name="T21"/></text:p>
            <text:p><text:span text:style-name="T21"/></text:p>
            <text:p><text:span text:style-name="T21">Diese kann man als Skalarprodukt zwischen dem formalen Dirac-Vektor</text:span></text:p>
            <text:p text:style-name="P10"><text:span text:style-name="T21">und |</text:span><text:span text:style-name="T12">ψ</text:span><text:span text:style-name="T21">&gt; interpretieren:</text:span></text:p>
          </draw:text-box>
        </draw:frame>
        <draw:frame draw:style-name="gr1" draw:text-style-name="P1" draw:layer="layout" svg:width="8.082cm" svg:height="2.319cm" svg:x="9.958cm" svg:y="10.206cm">
          <text:p/>
          <draw:object xlink:href="../Funktion%20psi%20von%20p%20als%20Skalarprodukt%20von%20alpha(p,delta%20p)%20und%20psi.odf" xlink:type="simple" xlink:show="embed" xlink:actuate="onLoad"/>
          <draw:image xlink:href="./ObjectReplacements/Object 19" xlink:type="simple" xlink:show="embed" xlink:actuate="onLoad"/>
        </draw:frame>
        <draw:frame draw:style-name="gr1" draw:text-style-name="P1" draw:layer="layout" svg:width="6.732cm" svg:height="2.205cm" svg:x="3.033cm" svg:y="13.497cm">
          <text:p/>
          <draw:object xlink:href="../formaler%20Dirac-Vektor.odf" xlink:type="simple" xlink:show="embed" xlink:actuate="onLoad"/>
          <draw:image xlink:href="./ObjectReplacements/Object 20" xlink:type="simple" xlink:show="embed" xlink:actuate="onLoad"/>
        </draw:frame>
        <draw:frame draw:style-name="gr1" draw:text-style-name="P1" draw:layer="layout" svg:width="5.388cm" svg:height="1.216cm" svg:x="18.405cm" svg:y="13.791cm">
          <text:p/>
          <draw:object xlink:href="../Funktion%20psi%20von%20p%20als%20Skalarprodukt%20des%20formalen%20Dirac-Vektors%20mit%20psi.odf" xlink:type="simple" xlink:show="embed" xlink:actuate="onLoad"/>
          <draw:image xlink:href="./ObjectReplacements/Object 21" xlink:type="simple" xlink:show="embed" xlink:actuate="onLoad"/>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5" draw:layer="layout" svg:width="25.199cm" svg:height="3.506cm" svg:x="1.4cm" svg:y="0.837cm" presentation:class="title">
          <draw:text-box>
            <text:p>Wie lautet der Entwicklungssatz für uneigentliche Zustände?</text:p>
          </draw:text-box>
        </draw:frame>
        <draw:frame presentation:style-name="pr6" draw:layer="layout" svg:width="25.199cm" svg:height="12.18cm" svg:x="1.4cm" svg:y="4.914cm" presentation:class="subtitle">
          <draw:text-box>
            <text:p>Man schreibt den Entwicklungssatz </text:p>
            <text:p><text:s/>mit dem formalen Dirac-Vektor wie folgt um:</text:p>
            <text:p/>
            <text:p/>
            <text:p/>
            <text:p/>
            <text:p>und ersetzt die Summe durch ein Integral:</text:p>
          </draw:text-box>
        </draw:frame>
        <draw:frame draw:style-name="gr1" draw:text-style-name="P1" draw:layer="layout" svg:width="8.01cm" svg:height="1.335cm" svg:x="9.994cm" svg:y="14.932cm">
          <text:p/>
          <draw:object xlink:href="../Entwicklungssatz%20für%20uneigentliche%20Zustände.odf" xlink:type="simple" xlink:show="embed" xlink:actuate="onLoad"/>
          <draw:image xlink:href="./ObjectReplacements/Object 22" xlink:type="simple" xlink:show="embed" xlink:actuate="onLoad"/>
        </draw:frame>
        <draw:frame draw:style-name="gr1" draw:text-style-name="P1" draw:layer="layout" svg:width="10.716cm" svg:height="3.59cm" svg:x="7.241cm" svg:y="9.804cm">
          <text:p/>
          <draw:object xlink:href="../Entwicklungssatz%20mit%20formalem%20Dirac-Vektor.odf" xlink:type="simple" xlink:show="embed" xlink:actuate="onLoad"/>
          <draw:image xlink:href="./ObjectReplacements/Object 23" xlink:type="simple" xlink:show="embed" xlink:actuate="onLoad"/>
        </draw:frame>
        <draw:frame draw:style-name="gr1" draw:text-style-name="P1" draw:layer="layout" svg:width="6.732cm" svg:height="2.205cm" svg:x="19.133cm" svg:y="10.397cm">
          <text:p/>
          <draw:object xlink:href="../formaler%20Dirac-Vektor.odf" xlink:type="simple" xlink:show="embed" xlink:actuate="onLoad"/>
          <draw:image xlink:href="./ObjectReplacements/Object 24" xlink:type="simple" xlink:show="embed" xlink:actuate="onLoad"/>
        </draw:frame>
        <presentation:notes draw:style-name="dp2">
          <draw:page-thumbnail draw:style-name="gr2" draw:layer="layout" svg:width="14.848cm" svg:height="11.136cm" svg:x="3.075cm" svg:y="2.257cm" draw:page-number="45" presentation:class="page"/>
          <draw:frame presentation:style-name="pr3" draw:layer="layout" svg:width="16.799cm" svg:height="13.365cm" svg:x="2.1cm" svg:y="14.107cm" presentation:class="notes">
            <draw:text-box>
              <text:p>(Der bra-und ket-Vektor auf der rechten Seite stellen einen Skalar dar!)</text:p>
            </draw:text-box>
          </draw:frame>
        </presentation:notes>
      </draw:page>
      <draw:page draw:name="page46" draw:style-name="dp1" draw:master-page-name="Default" presentation:presentation-page-layout-name="AL1T0">
        <draw:frame presentation:style-name="pr5" draw:layer="layout" svg:width="25.199cm" svg:height="3.506cm" svg:x="1.4cm" svg:y="0.837cm" presentation:class="title">
          <draw:text-box>
            <text:p>Wie ist die <text:span text:style-name="T1">Orthonormierung</text:span> von uneigentlichen (Dirac-)Zuständen zu verstehen?</text:p>
          </draw:text-box>
        </draw:frame>
        <draw:frame presentation:style-name="pr6" draw:layer="layout" svg:width="25.199cm" svg:height="15.494cm" svg:x="1.4cm" svg:y="5.258cm" presentation:class="subtitle" presentation:user-transformed="true">
          <draw:text-box>
            <text:p>Multipliziert man den Entwicklungssatz für Dirac-Vektoren</text:p>
            <text:p/>
            <text:p text:style-name="P10">von links mit dem bra-Vektor <text:tab/> <text:s/>, so erhält man folgenden Ausdruck:</text:p>
            <text:p/>
            <text:p text:style-name="P10">welcher sich für beliebige |<text:span text:style-name="T1">ψ</text:span>&gt; nur durch</text:p>
            <text:p/>
            <text:p text:style-name="P10">erfüllen lässt, denn nur dann ist</text:p>
            <text:p text:style-name="P10"/>
            <text:p/>
            <text:p/>
            <text:p>Das bedeutet also daß uneigentliche Dirac-Vektoren auf <text:span text:style-name="T1">δ</text:span>-Funktionen normiert sind. Außerdem folgt daraus, dass bereits beliebig dicht benachbarte Vektoren orthogonal zueinander stehen.</text:p>
          </draw:text-box>
        </draw:frame>
        <draw:frame draw:style-name="gr1" draw:text-style-name="P1" draw:layer="layout" svg:width="8.01cm" svg:height="1.335cm" svg:x="9.994cm" svg:y="6.366cm">
          <text:p/>
          <draw:object xlink:href="../Entwicklungssatz%20für%20uneigentliche%20Zustände.odf" xlink:type="simple" xlink:show="embed" xlink:actuate="onLoad"/>
          <draw:image xlink:href="./ObjectReplacements/Object 25" xlink:type="simple" xlink:show="embed" xlink:actuate="onLoad"/>
        </draw:frame>
        <draw:frame draw:style-name="gr1" draw:text-style-name="P1" draw:layer="layout" svg:width="1.837cm" svg:height="1cm" svg:x="11.881cm" svg:y="7.965cm">
          <text:p/>
          <draw:object xlink:href="../bra-Vektor%20Dirac-Vektor%20bar%20alpha%20p'.odf" xlink:type="simple" xlink:show="embed" xlink:actuate="onLoad"/>
          <draw:image xlink:href="./ObjectReplacements/Object 26" xlink:type="simple" xlink:show="embed" xlink:actuate="onLoad"/>
        </draw:frame>
        <draw:frame draw:style-name="gr1" draw:text-style-name="P1" draw:layer="layout" svg:width="10.727cm" svg:height="1.335cm" svg:x="8.636cm" svg:y="9.034cm">
          <text:p/>
          <draw:object xlink:href="../Entwicklungssatz%20für%20uneigentliche%20Zustände%20multipliziert%20von%20links%20mit%20Dirac-Vektor%20bar%20alpha%20p'.odf" xlink:type="simple" xlink:show="embed" xlink:actuate="onLoad"/>
          <draw:image xlink:href="./ObjectReplacements/Object 27" xlink:type="simple" xlink:show="embed" xlink:actuate="onLoad"/>
        </draw:frame>
        <draw:frame draw:style-name="gr1" draw:text-style-name="P1" draw:layer="layout" svg:width="7.529cm" svg:height="1.216cm" svg:x="10.235cm" svg:y="11.693cm">
          <text:p/>
          <draw:object xlink:href="../Normierung%20uneigentlicher%20Zustände.odf" xlink:type="simple" xlink:show="embed" xlink:actuate="onLoad"/>
          <draw:image xlink:href="./ObjectReplacements/Object 28" xlink:type="simple" xlink:show="embed" xlink:actuate="onLoad"/>
        </draw:frame>
        <draw:frame draw:style-name="gr1" draw:text-style-name="P1" draw:layer="layout" svg:width="10.45cm" svg:height="2.515cm" svg:x="8.774cm" svg:y="14.542cm">
          <text:p/>
          <draw:object xlink:href="../Normierung%20uneigentlicher%20Zustände%20mit%20Delta-Funktion.odf" xlink:type="simple" xlink:show="embed" xlink:actuate="onLoad"/>
          <draw:image xlink:href="./ObjectReplacements/Object 29" xlink:type="simple" xlink:show="embed" xlink:actuate="onLoad"/>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Eigendifferential</text:span> eines Dirac-Vektors?</text:p>
          </draw:text-box>
        </draw:frame>
        <draw:frame presentation:style-name="pr2" draw:layer="layout" svg:width="25.199cm" svg:height="12.18cm" svg:x="1.4cm" svg:y="4.914cm" presentation:class="subtitle">
          <draw:text-box>
            <text:p>Benutzt man den Entwicklungssatz um den Vektor |<text:span text:style-name="T12">α</text:span><text:span text:style-name="T23">p</text:span><text:span text:style-name="T38">,</text:span><text:span text:style-name="T56">Δ</text:span><text:span text:style-name="T23">p</text:span><text:span text:style-name="T20">&gt; darzustellen</text:span></text:p>
            <text:p><text:span text:style-name="T20"/></text:p>
            <text:p><text:span text:style-name="T20"/></text:p>
            <text:p><text:span text:style-name="T20"/></text:p>
            <text:p><text:span text:style-name="T20">so erhält man, da man die Integrationsgrenzen aufgrund der Orthogonalität des Skalarprodukts wie angegeben wählen kann und für hinreichend kleine </text:span><text:span text:style-name="T21">Δ</text:span><text:span text:style-name="T22">p</text:span><text:span text:style-name="T20">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ersetzt:</text:span></text:p>
          </draw:text-box>
        </draw:frame>
        <draw:frame draw:style-name="gr1" draw:text-style-name="P1" draw:layer="layout" svg:width="21.09cm" svg:height="3.892cm" svg:x="3.454cm" svg:y="8.053cm">
          <text:p/>
          <draw:object xlink:href="../Weg%20zum%20Eigendifferential.odf" xlink:type="simple" xlink:show="embed" xlink:actuate="onLoad"/>
          <draw:image xlink:href="./ObjectReplacements/Object 30" xlink:type="simple" xlink:show="embed" xlink:actuate="onLoad"/>
        </draw:frame>
        <draw:frame draw:style-name="gr1" draw:text-style-name="P1" draw:layer="layout" svg:width="9.557cm" svg:height="1.385cm" svg:x="11.721cm" svg:y="13.475cm">
          <text:p/>
          <draw:object xlink:href="../Weg%20zum%20Eigendifferential%202.odf" xlink:type="simple" xlink:show="embed" xlink:actuate="onLoad"/>
          <draw:image xlink:href="./ObjectReplacements/Object 31" xlink:type="simple" xlink:show="embed" xlink:actuate="onLoad"/>
        </draw:frame>
        <draw:frame draw:style-name="gr1" draw:text-style-name="P1" draw:layer="layout" svg:width="11.246cm" svg:height="3.892cm" svg:x="8.376cm" svg:y="15.553cm">
          <text:p/>
          <draw:object xlink:href="../Eigendifferential%20von%20bar%20alpha%20p'.odf"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47" presentation:class="page"/>
          <draw:frame presentation:style-name="pr3" draw:layer="layout" svg:width="16.799cm" svg:height="13.365cm" svg:x="2.1cm" svg:y="14.107cm" presentation:class="notes">
            <draw:text-box>
              <text:p>Der Trick hierbei ist: egal wie klein der "Abstand" zwischen den beiden Vektoren des Skalarprodukts ist, sie sind immer orthogonal (siehe vorangegangene Tafel). Andererseits sind sie sich gleichzeitig so nahe (kleine <text:span text:style-name="T57">Δ</text:span><text:span text:style-name="T58">p</text:span><text:span text:style-name="T59">)</text:span>, dass sie in der Delta-Funktion liegen und ihr Skalarprodukt folglich 1 ergibt. Diesen Skalar verbindet man mit der Definition des formalen Dirac-Vektors</text:p>
              <text:p/>
              <text:p/>
              <text:p>und kann dadurch die Ersetzung durchführen.</text:p>
            </draw:text-box>
          </draw:frame>
          <draw:frame draw:style-name="gr1" draw:text-style-name="P1" draw:layer="layout" svg:width="6.732cm" svg:height="2.205cm" svg:x="7.133cm" svg:y="21.947cm">
            <text:p/>
            <draw:object xlink:href="../formaler%20Dirac-Vektor.odf" xlink:type="simple" xlink:show="embed" xlink:actuate="onLoad"/>
            <draw:image xlink:href="./ObjectReplacements/Object 33" xlink:type="simple" xlink:show="embed" xlink:actuate="onLoad"/>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Durch welche Angaben ist ein Operator eindeutig festgelegt?</text:p>
          </draw:text-box>
        </draw:frame>
        <draw:frame presentation:style-name="pr2" draw:layer="layout" svg:width="25.199cm" svg:height="12.18cm" svg:x="1.4cm" svg:y="4.914cm" presentation:class="subtitle">
          <draw:text-box>
            <text:p>Durch den Definitionsbereich und die Abbildungsvorschrift</text:p>
          </draw:text-box>
        </draw:frame>
        <presentation:notes draw:style-name="dp2">
          <draw:page-thumbnail draw:style-name="gr2"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gelten zwei Operatoren <text:span text:style-name="T1">A</text:span><text:span text:style-name="T60">1</text:span> und <text:span text:style-name="T1">A</text:span><text:span text:style-name="T60">2</text:span> als gleich?</text:p>
          </draw:text-box>
        </draw:frame>
        <draw:frame presentation:style-name="pr2" draw:layer="layout" svg:width="25.199cm" svg:height="12.18cm" svg:x="1.4cm" svg:y="4.914cm" presentation:class="subtitle">
          <draw:text-box>
            <text:p>Wenn sie denselben Definitionsbereich besitzen und für alle </text:p>
            <text:p><text:s/>|<text:span text:style-name="T12">α</text:span><text:span text:style-name="T20">&gt; ∈ </text:span><text:span text:style-name="T22">D</text:span><text:span text:style-name="T61">A</text:span><text:span text:style-name="T62">1</text:span><text:span text:style-name="T20"> = </text:span><text:span text:style-name="T22">D</text:span><text:span text:style-name="T61">A</text:span><text:span text:style-name="T62">2</text:span><text:span text:style-name="T20"> gilt:</text:span></text:p>
            <text:p><text:span text:style-name="T20"/></text:p>
            <text:p><text:span text:style-name="T22">A</text:span><text:span text:style-name="T38">1</text:span><text:span text:style-name="T20">|</text:span><text:span text:style-name="T12">α</text:span><text:span text:style-name="T20">&gt; = </text:span><text:span text:style-name="T22">A</text:span><text:span text:style-name="T38">2</text:span><text:span text:style-name="T20">|</text:span><text:span text:style-name="T12">α</text:span><text:span text:style-name="T20">&gt;</text:span></text:p>
            <text:p><text:span text:style-name="T20"/></text:p>
            <text:p><text:span text:style-name="T20">Dies schreibt man dann kürzer als Operatoridentität:</text:span></text:p>
            <text:p><text:span text:style-name="T20"/></text:p>
            <text:p><text:span text:style-name="T22">A</text:span><text:span text:style-name="T38">1</text:span><text:span text:style-name="T20"> = </text:span><text:span text:style-name="T22">A</text:span><text:span text:style-name="T38">2</text:span></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bezeichnet man als kommutierende Operatoren?</text:p>
          </draw:text-box>
        </draw:frame>
        <draw:frame presentation:style-name="pr2" draw:layer="layout" svg:width="25.199cm" svg:height="12.18cm" svg:x="1.4cm" svg:y="4.914cm" presentation:class="subtitle">
          <draw:text-box>
            <text:p>Operatoren, deren Reihenfolge im Produkt beliebig ist</text:p>
          </draw:text-box>
        </draw:frame>
        <presentation:notes draw:style-name="dp2">
          <draw:page-thumbnail draw:style-name="gr2"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37">welche besagt, dass ein adjungierter Operator </text:span><text:span text:style-name="T50">nach rechts</text:span><text:span text:style-name="T37"> statt nach links wirkt, oder umgekehrt (siehe Notizen)!</text:span></text:p>
          </draw:text-box>
        </draw:frame>
        <draw:frame draw:style-name="gr1" draw:text-style-name="P1" draw:layer="layout" svg:width="1.325cm" svg:height="0.838cm" svg:x="16.603cm" svg:y="7.982cm">
          <text:p/>
          <draw:object xlink:href="../bar%20igamma.odf" xlink:type="simple" xlink:show="embed" xlink:actuate="onLoad"/>
          <draw:image xlink:href="./ObjectReplacements/Object 34" xlink:type="simple" xlink:show="embed" xlink:actuate="onLoad"/>
        </draw:frame>
        <draw:frame draw:style-name="gr1" draw:text-style-name="P1" draw:layer="layout" svg:width="11.097cm" svg:height="1.221cm" svg:x="8.451cm" svg:y="9.457cm">
          <text:p/>
          <draw:object xlink:href="../Definitionsbereich%20des%20adjungierten%20Operators.odf" xlink:type="simple" xlink:show="embed" xlink:actuate="onLoad"/>
          <draw:image xlink:href="./ObjectReplacements/Object 35" xlink:type="simple" xlink:show="embed" xlink:actuate="onLoad"/>
        </draw:frame>
        <draw:frame draw:style-name="gr1" draw:text-style-name="P1" draw:layer="layout" svg:width="4.17cm" svg:height="1.154cm" svg:x="11.914cm" svg:y="12.59cm">
          <text:p/>
          <draw:object xlink:href="../Abbildungsvorschrift%20des%20adjungierten%20Operators.odf" xlink:type="simple" xlink:show="embed" xlink:actuate="onLoad"/>
          <draw:image xlink:href="./ObjectReplacements/Object 36" xlink:type="simple" xlink:show="embed" xlink:actuate="onLoad"/>
        </draw:frame>
        <presentation:notes draw:style-name="dp2">
          <draw:page-thumbnail draw:style-name="gr2" draw:layer="layout" svg:width="14.848cm" svg:height="11.136cm" svg:x="3.075cm" svg:y="2.257cm" draw:page-number="51" presentation:class="page"/>
          <draw:frame presentation:style-name="pr3" draw:layer="layout" svg:width="16.799cm" svg:height="13.681cm" svg:x="2.1cm" svg:y="14.107cm" presentation:class="notes" presentation:user-transformed="true">
            <draw:text-box>
              <text:p>Das mit dem nach rechts und nach links wirken ist fragwürdig. Bislang haben alle Operatoren immer nach rechts gewirkt, jetzt wirkt der normale nach links und der adjungierte nach rechts. Tatsache ist nur, dass der adjungierte Operator in die andere Richtung wirkt.</text:p>
              <text:p>Würde man <text:span text:style-name="T67">in der Definition und der Abbildungsvorschrift A durch A</text:span><text:span text:style-name="T68">†</text:span><text:span text:style-name="T67"> und umgekehrt ersetzen wäre es einsichtiger.</text:span></text:p>
              <text:p><text:span text:style-name="T67">Der Operator "überführt" nicht etwa einen Vektor in den dualen Raum, er wirkt in seiner adjungierten Form einfach nur auf einen Vektor im dualen Raum – während die andere Form auf den Vektor im ursprünglichen Hilbert-Raum wirkt.</text:span></text:p>
            </draw:text-box>
          </draw:frame>
        </presentation:notes>
      </draw:page>
      <draw:page draw:name="page52" draw:style-name="dp3"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37" xlink:type="simple" xlink:show="embed" xlink:actuate="onLoad"/>
        </draw:frame>
        <draw:frame draw:style-name="gr1" draw:text-style-name="P1" draw:layer="layout" svg:width="3.933cm" svg:height="1.052cm" svg:x="12.033cm" svg:y="12.973cm">
          <text:p/>
          <draw:object xlink:href="../Abbildungsvorschrift%20des%20adjungierten%20Operators%20verändert.odf" xlink:type="simple" xlink:show="embed" xlink:actuate="onLoad"/>
          <draw:image xlink:href="./ObjectReplacements/Object 38"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39"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0" xlink:type="simple" xlink:show="embed" xlink:actuate="onLoad"/>
        </draw:frame>
        <presentation:notes draw:style-name="dp2">
          <draw:page-thumbnail draw:style-name="gr2" draw:layer="layout" svg:width="14.848cm" svg:height="11.136cm" svg:x="3.075cm" svg:y="2.257cm" draw:page-number="52"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er zu <text:span text:style-name="T1">A</text:span> adjungierte Operator definiert?</text:p>
          </draw:text-box>
        </draw:frame>
        <draw:frame presentation:style-name="pr2" draw:layer="layout" svg:width="25.199cm" svg:height="12.18cm" svg:x="1.4cm" svg:y="4.914cm" presentation:class="subtitle">
          <draw:text-box>
            <text:p><text:span text:style-name="T24">Zu </text:span><text:span text:style-name="T1">A</text:span><text:span text:style-name="T24"> adjungierter Operator </text:span><text:span text:style-name="T1">A</text:span><text:span text:style-name="T63">†</text:span><text:span text:style-name="T54">:</text:span></text:p>
            <text:p><text:span text:style-name="T54">Sei</text:span></text:p>
            <text:p><text:span text:style-name="T1">D</text:span><text:span text:style-name="T3">A</text:span><text:span text:style-name="T56">†</text:span><text:span text:style-name="T64">: Menge aller |</text:span><text:span text:style-name="T53">γ</text:span><text:span text:style-name="T64">&gt; </text:span><text:span text:style-name="T65">∈</text:span><text:span text:style-name="T66"> </text:span><text:span text:style-name="T37">ℋ, für die ein </text:span><text:span text:style-name="T37"><text:tab/></text:span><text:span text:style-name="T37"> </text:span><text:span text:style-name="T51">∈ </text:span><text:span text:style-name="T37">ℋ existiert mit:</text:span></text:p>
            <text:p><text:span text:style-name="T37"/></text:p>
            <text:p><text:span text:style-name="T37"/></text:p>
            <text:p><text:span text:style-name="T37">und der Abbildungsvorschrift</text:span></text:p>
            <text:p><text:span text:style-name="T37"/></text:p>
            <text:p><text:span text:style-name="T37"/></text:p>
            <text:p><text:span text:style-name="T69"/></text:p>
          </draw:text-box>
        </draw:frame>
        <draw:frame draw:style-name="gr1" draw:text-style-name="P1" draw:layer="layout" svg:width="1.325cm" svg:height="0.838cm" svg:x="16.603cm" svg:y="8.45cm">
          <text:p/>
          <draw:object xlink:href="../bar%20igamma.odf" xlink:type="simple" xlink:show="embed" xlink:actuate="onLoad"/>
          <draw:image xlink:href="./ObjectReplacements/Object 41" xlink:type="simple" xlink:show="embed" xlink:actuate="onLoad"/>
        </draw:frame>
        <draw:frame draw:style-name="gr1" draw:text-style-name="P1" draw:layer="layout" svg:width="11.363cm" svg:height="1.329cm" svg:x="8.318cm" svg:y="9.835cm">
          <text:p/>
          <draw:object xlink:href="../Definitionsbereich%20des%20adjungierten%20Operators%20verändert.odf" xlink:type="simple" xlink:show="embed" xlink:actuate="onLoad"/>
          <draw:image xlink:href="./ObjectReplacements/Object 42" xlink:type="simple" xlink:show="embed" xlink:actuate="onLoad"/>
        </draw:frame>
        <draw:frame draw:style-name="gr1" draw:text-style-name="P1" draw:layer="layout" svg:width="15.369cm" svg:height="1.188cm" svg:x="6.315cm" svg:y="15.905cm">
          <text:p/>
          <draw:object xlink:href="../Adjungierter%20Operator%20im%20Dualraum.odf" xlink:type="simple" xlink:show="embed" xlink:actuate="onLoad"/>
          <draw:image xlink:href="./ObjectReplacements/Object 43" xlink:type="simple" xlink:show="embed" xlink:actuate="onLoad"/>
        </draw:frame>
        <draw:frame draw:style-name="gr1" draw:text-style-name="P1" draw:layer="layout" svg:width="4.276cm" svg:height="1.154cm" svg:x="11.861cm" svg:y="12.922cm">
          <text:p/>
          <draw:object xlink:href="../Abbildungsvorschrift%20des%20adjungierten%20Operators%20verbessert.odf" xlink:type="simple" xlink:show="embed" xlink:actuate="onLoad"/>
          <draw:image xlink:href="./ObjectReplacements/Object 44" xlink:type="simple" xlink:show="embed" xlink:actuate="onLoad"/>
        </draw:frame>
        <presentation:notes draw:style-name="dp2">
          <draw:page-thumbnail draw:style-name="gr2" draw:layer="layout" svg:width="14.848cm" svg:height="11.136cm" svg:x="3.075cm" svg:y="2.257cm" draw:page-number="53" presentation:class="page"/>
          <draw:frame presentation:style-name="pr3" draw:layer="layout" svg:width="16.799cm" svg:height="13.365cm" svg:x="2.1cm" svg:y="14.107cm" presentation:class="notes" presentation:user-transformed="true">
            <draw:text-box>
              <text:p><text:span text:style-name="T67">Auf dieser Tafel wurde der Operator mit dem adjungierten Operator in der Definition und der Abbildungsvorschrift vertauscht.</text:span></text:p>
              <text:p><text:span text:style-name="T67">Der adjungierte Operator wirkt auf den Vektor im dualen Raum wie der originale auf den Vektor im Hilbertraum!</text:span></text:p>
              <text:p><text:span text:style-name="T67">Hier wurde noch die Abbildungsvorschrift entsprechend angepasst.</text:span></text:p>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ie berechnet sich der adjungierte Operator eines Produkts <text:span text:style-name="T1">AB</text:span> von zwei Operatoren <text:span text:style-name="T1">A</text:span> und <text:span text:style-name="T1">B</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14.524cm" svg:height="6.47cm" svg:x="6.737cm" svg:y="7.264cm">
          <text:p/>
          <draw:object xlink:href="../Adjungierter%20Operator%20eines%20Produkts%20zweier%20Operatoren.odf" xlink:type="simple" xlink:show="embed" xlink:actuate="onLoad"/>
          <draw:image xlink:href="./ObjectReplacements/Object 45" xlink:type="simple" xlink:show="embed" xlink:actuate="onLoad"/>
        </draw:frame>
        <presentation:notes draw:style-name="dp2">
          <draw:page-thumbnail draw:style-name="gr2"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presentation:user-transformed="true">
          <draw:text-box>
            <text:p>Wann ist ein Operator linear, wann hermitesch, wann beschränkt, wann stetig?</text:p>
          </draw:text-box>
        </draw:frame>
        <draw:frame presentation:style-name="pr2" draw:layer="layout" svg:width="25.199cm" svg:height="12.18cm" svg:x="1.4cm" svg:y="4.914cm" presentation:class="subtitle">
          <draw:text-box>
            <text:p>Ein Operator ist linear, wenn gilt:</text:p>
            <text:p><text:span text:style-name="T70">1. </text:span><text:span text:style-name="T22">D</text:span><text:span text:style-name="T23">A</text:span><text:span text:style-name="T20"> linearer Teilraum von </text:span><text:span text:style-name="T71">ℋ</text:span></text:p>
            <text:p><text:span text:style-name="T71">2. Für beliebige |</text:span><text:span text:style-name="T72">α</text:span><text:span text:style-name="T73">1</text:span><text:span text:style-name="T74">&gt;, |</text:span><text:span text:style-name="T72">α</text:span><text:span text:style-name="T45">2</text:span><text:span text:style-name="T74">&gt; </text:span><text:span text:style-name="T75">∈ </text:span><text:span text:style-name="T72">D</text:span><text:span text:style-name="T76">A</text:span><text:span text:style-name="T43"> und </text:span><text:span text:style-name="T44">c</text:span><text:span text:style-name="T45">1</text:span><text:span text:style-name="T43">, </text:span><text:span text:style-name="T44">c</text:span><text:span text:style-name="T45">2</text:span><text:span text:style-name="T43"> ∈ ℂ gilt:</text:span></text:p>
            <text:p><text:span text:style-name="T1">A</text:span>(<text:span text:style-name="T1">c</text:span><text:span text:style-name="T60">1</text:span>|<text:span text:style-name="T12">α</text:span><text:span text:style-name="T38">1</text:span><text:span text:style-name="T20">&gt; + </text:span><text:span text:style-name="T22">c</text:span><text:span text:style-name="T38">2</text:span><text:span text:style-name="T20">|</text:span><text:span text:style-name="T12">α</text:span><text:span text:style-name="T56">2</text:span><text:span text:style-name="T20">&gt;) = </text:span><text:span text:style-name="T22">Ac</text:span><text:span text:style-name="T38">1</text:span><text:span text:style-name="T20">|</text:span><text:span text:style-name="T12">α</text:span><text:span text:style-name="T38">1</text:span><text:span text:style-name="T20">&gt; + </text:span><text:span text:style-name="T22">Ac</text:span><text:span text:style-name="T38">2</text:span><text:span text:style-name="T20">|</text:span><text:span text:style-name="T12">α</text:span><text:span text:style-name="T56">2</text:span><text:span text:style-name="T20">&gt;</text:span></text:p>
            <text:p><text:span text:style-name="T20">Er ist hermitesch, wenn gilt:</text:span></text:p>
            <text:p><text:span text:style-name="T22">D</text:span><text:span text:style-name="T23">A</text:span><text:span text:style-name="T20"> = </text:span><text:span text:style-name="T22">D</text:span><text:span text:style-name="T23">A</text:span><text:span text:style-name="T77">†</text:span><text:span text:style-name="T20"> = </text:span><text:span text:style-name="T71">ℋ</text:span></text:p>
            <text:p><text:span text:style-name="T22">A</text:span><text:span text:style-name="T20">|</text:span><text:span text:style-name="T12">α</text:span><text:span text:style-name="T20">&gt; = </text:span><text:span text:style-name="T22">A</text:span><text:span text:style-name="T63">†</text:span><text:span text:style-name="T20">|</text:span><text:span text:style-name="T12">α</text:span><text:span text:style-name="T20">&gt; </text:span><text:span text:style-name="T20"><text:tab/></text:span><text:span text:style-name="T20"> </text:span><text:span text:style-name="T78">∀</text:span><text:span text:style-name="T75"> </text:span><text:span text:style-name="T74">|</text:span><text:span text:style-name="T72">α</text:span><text:span text:style-name="T74">&gt; </text:span><text:span text:style-name="T75">∈ </text:span><text:span text:style-name="T71">ℋ</text:span></text:p>
            <text:p><text:span text:style-name="T20">Er ist beschränkt, wenn gilt:</text:span></text:p>
            <text:p><text:span text:style-name="T20"/></text:p>
            <text:p><text:span text:style-name="T20"/></text:p>
            <text:p><text:span text:style-name="T20">Er ist stetig, wenn gilt:</text:span></text:p>
          </draw:text-box>
        </draw:frame>
        <draw:frame draw:style-name="gr1" draw:text-style-name="P1" draw:layer="layout" svg:width="9.771cm" svg:height="2.243cm" svg:x="9.514cm" svg:y="13.912cm">
          <text:p/>
          <draw:object xlink:href="../Beschränktheit%20eines%20Operators.odf" xlink:type="simple" xlink:show="embed" xlink:actuate="onLoad"/>
          <draw:image xlink:href="./ObjectReplacements/Object 46" xlink:type="simple" xlink:show="embed" xlink:actuate="onLoad"/>
        </draw:frame>
        <draw:frame draw:style-name="gr1" draw:text-style-name="P1" draw:layer="layout" svg:width="10.93cm" svg:height="2.632cm" svg:x="8.934cm" svg:y="16.983cm">
          <text:p/>
          <draw:object xlink:href="../Stetiger%20Operator.odf" xlink:type="simple" xlink:show="embed" xlink:actuate="onLoad"/>
          <draw:image xlink:href="./ObjectReplacements/Object 47" xlink:type="simple" xlink:show="embed" xlink:actuate="onLoad"/>
        </draw:frame>
        <presentation:notes draw:style-name="dp2">
          <draw:page-thumbnail draw:style-name="gr2"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m Eigenwertproblem des Operators <text:span text:style-name="T1">A</text:span>?</text:p>
          </draw:text-box>
        </draw:frame>
        <draw:frame presentation:style-name="pr2" draw:layer="layout" svg:width="25.199cm" svg:height="12.18cm" svg:x="1.4cm" svg:y="4.914cm" presentation:class="subtitle">
          <draw:text-box>
            <text:p>Die Aufgabe, die speziellen Vektoren |<text:span text:style-name="T1">a</text:span>&gt; des Definitionsbereichs <text:span text:style-name="T1">D</text:span><text:span text:style-name="T3">A</text:span> des Operators <text:span text:style-name="T1">A</text:span> zu finden, die nach Anwendung des Operators <text:span text:style-name="T1">A</text:span> in zu ihnen <text:span text:style-name="T1">parallele</text:span> Vektoren übergehen:</text:p>
            <text:p><text:span text:style-name="T1">A</text:span>|<text:span text:style-name="T1">a</text:span>&gt; = <text:span text:style-name="T1">a</text:span>|<text:span text:style-name="T1">a</text:span>&gt;</text:p>
            <text:p><text:span text:style-name="T1">a</text:span> ist der (komplexe) Eigenwert, |<text:span text:style-name="T1">a</text:span>&gt; ein Eigenvektor des Operators <text:span text:style-name="T1">A</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Eigenwert <text:span text:style-name="T1">entartet</text:span>?</text:p>
          </draw:text-box>
        </draw:frame>
        <draw:frame presentation:style-name="pr2" draw:layer="layout" svg:width="25.199cm" svg:height="12.18cm" svg:x="1.4cm" svg:y="4.914cm" presentation:class="subtitle">
          <draw:text-box>
            <text:p>Wenn zu einem Eigenwert <text:span text:style-name="T1">a</text:span> mehrere linear unabhängige Eigenzustände (Eigenvektoren) gehören</text:p>
          </draw:text-box>
        </draw:frame>
        <presentation:notes draw:style-name="dp2">
          <draw:page-thumbnail draw:style-name="gr2"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presentation:user-transformed="true">
          <draw:text-box>
            <text:p>Welche Zustände enthält der Eigenraum zum Eigenwert <text:span text:style-name="T1">a</text:span>?</text:p>
          </draw:text-box>
        </draw:frame>
        <draw:frame presentation:style-name="pr2" draw:layer="layout" svg:width="25.199cm" svg:height="12.18cm" svg:x="1.4cm" svg:y="4.914cm" presentation:class="subtitle">
          <draw:text-box>
            <text:p>Alle linear unabhängigen Eigenzustände (Eigenvektoren) zum Eigenwert <text:span text:style-name="T1">a</text:span><text:span text:style-name="T24">. Die Dimension entspricht also dem Entartungsgrad.</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79">Welche allgemeinen Aussagen können Sie über Eigenwerte und Eigenzustände hermitescher Operatoren machen?</text:span></text:p>
          </draw:text-box>
        </draw:frame>
        <draw:frame presentation:style-name="pr2" draw:layer="layout" svg:width="25.199cm" svg:height="12.18cm" svg:x="1.4cm" svg:y="4.914cm" presentation:class="subtitle">
          <draw:text-box>
            <text:p>Eigenwerte sind reell und Eigenzustände orthogonal, die Eigenzustände bilden eine VON-Basis.</text:p>
          </draw:text-box>
        </draw:frame>
        <presentation:notes draw:style-name="dp2">
          <draw:page-thumbnail draw:style-name="gr2"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text:span text:style-name="T1">Spektraldarstellung</text:span> des hermiteschen Operators A?</text:p>
          </draw:text-box>
        </draw:frame>
        <draw:frame presentation:style-name="pr2" draw:layer="layout" svg:width="25.199cm" svg:height="12.18cm" svg:x="1.4cm" svg:y="4.914cm" presentation:class="subtitle">
          <draw:text-box>
            <text:p>Die Darstellung durch die einzelnen Basisvektoren des Eigenraums von <text:span text:style-name="T1">A</text:span> mit dazugehörigen Eigenzuständen:</text:p>
            <text:p/>
          </draw:text-box>
        </draw:frame>
        <draw:frame draw:style-name="gr1" draw:text-style-name="P1" draw:layer="layout" svg:width="5.901cm" svg:height="1.888cm" svg:x="11.049cm" svg:y="12.555cm">
          <text:p/>
          <draw:object xlink:href="../Spektraldarstellung%20des%20Operators%20A1.odf" xlink:type="simple" xlink:show="embed" xlink:actuate="onLoad"/>
          <draw:image xlink:href="./ObjectReplacements/Object 48" xlink:type="simple" xlink:show="embed" xlink:actuate="onLoad"/>
        </draw:frame>
        <draw:frame draw:style-name="gr1" draw:text-style-name="P1" draw:layer="layout" svg:width="4.96cm" svg:height="1.4cm" svg:x="11.26cm" svg:y="12.714cm">
          <text:p/>
          <draw:object xlink:href="../Spektraldarstellung%20des%20Operators%20A2.odf"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presentation:user-transformed="true">
          <draw:text-box>
            <text:p>Formulieren Sie die Vollständigkeitsrelation für den Einheitsoperator <text:span text:style-name="T16">1</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5.068cm" svg:height="1.934cm" svg:x="11.465cm" svg:y="9.532cm">
          <text:p/>
          <draw:object xlink:href="../Vollständigkeitsrelation%201.odf" xlink:type="simple" xlink:show="embed" xlink:actuate="onLoad"/>
          <draw:image xlink:href="./ObjectReplacements/Object 50" xlink:type="simple" xlink:show="embed" xlink:actuate="onLoad"/>
        </draw:frame>
        <draw:frame draw:style-name="gr1" draw:text-style-name="P1" draw:layer="layout" svg:width="5.154cm" svg:height="1.269cm" svg:x="11.422cm" svg:y="9.531cm">
          <text:p/>
          <draw:object xlink:href="../Vollständigkeitsrelation%202.odf" xlink:type="simple" xlink:show="embed" xlink:actuate="onLoad"/>
          <draw:image xlink:href="./ObjectReplacements/Object 51" xlink:type="simple" xlink:show="embed" xlink:actuate="onLoad"/>
        </draw:frame>
        <presentation:notes draw:style-name="dp2">
          <draw:page-thumbnail draw:style-name="gr2"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elcher Rechentrick ist mit <text:span text:style-name="T1">Einschieben von Zwischenzuständen</text:span> gemeint?</text:p>
          </draw:text-box>
        </draw:frame>
        <draw:frame presentation:style-name="pr2" draw:layer="layout" svg:width="25.199cm" svg:height="12.18cm" svg:x="1.4cm" svg:y="4.914cm" presentation:class="subtitle">
          <draw:text-box>
            <text:p>Schreibt man die Identität <text:span text:style-name="T16">1</text:span> in der Form</text:p>
            <text:p/>
            <text:p/>
            <text:p>so kann man zusammen mit der Spektraldarstellung neue Lösungswege eröffnen, indem man die Identität zwischen beliebige Vektoren oder Operatoren einschiebt</text:p>
          </draw:text-box>
        </draw:frame>
        <draw:frame draw:style-name="gr1" draw:text-style-name="P1" draw:layer="layout" svg:width="5.068cm" svg:height="1.934cm" svg:x="11.465cm" svg:y="9.09cm">
          <text:p/>
          <draw:object xlink:href="../Vollständigkeitsrelation%201.odf" xlink:type="simple" xlink:show="embed" xlink:actuate="onLoad"/>
          <draw:image xlink:href="./ObjectReplacements/Object 52" xlink:type="simple" xlink:show="embed" xlink:actuate="onLoad"/>
        </draw:frame>
        <draw:frame draw:style-name="gr1" draw:text-style-name="P1" draw:layer="layout" svg:width="5.154cm" svg:height="1.269cm" svg:x="11.422cm" svg:y="9.055cm">
          <text:p/>
          <draw:object xlink:href="../Vollständigkeitsrelation%202.odf" xlink:type="simple" xlink:show="embed" xlink:actuate="onLoad"/>
          <draw:image xlink:href="./ObjectReplacements/Object 53" xlink:type="simple" xlink:show="embed" xlink:actuate="onLoad"/>
        </draw:frame>
        <presentation:notes draw:style-name="dp2">
          <draw:page-thumbnail draw:style-name="gr2"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2" draw:layer="layout" svg:width="25.199cm" svg:height="3.506cm" svg:x="1.4cm" svg:y="0.833cm" presentation:class="title" presentation:user-transformed="true">
          <draw:text-box>
            <text:p><text:span text:style-name="T80">Wie kann man den Erwartungswert des hermiteschen Operators </text:span><text:span text:style-name="T80"><text:line-break/></text:span><text:span text:style-name="T81">A</text:span><text:span text:style-name="T80"> &lt;</text:span><text:span text:style-name="T81">ψ</text:span><text:span text:style-name="T80">|</text:span><text:span text:style-name="T81">A</text:span><text:span text:style-name="T80">|</text:span><text:span text:style-name="T81">ψ</text:span><text:span text:style-name="T80">&gt; in einem Zustand |</text:span><text:span text:style-name="T81">ψ</text:span><text:span text:style-name="T80">&gt; durch seine Eigenwerte </text:span><text:span text:style-name="T81">a</text:span><text:span text:style-name="T82">i</text:span><text:span text:style-name="T80"> und Eigenzustände |</text:span><text:span text:style-name="T81">a</text:span><text:span text:style-name="T82">i</text:span><text:span text:style-name="T80">&gt; ausdrücken?</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8.191cm" svg:height="2.015cm" svg:x="9.904cm" svg:y="9.492cm">
          <text:p/>
          <draw:object xlink:href="../Erwartungswert%20des%20Operators%20A.odf" xlink:type="simple" xlink:show="embed" xlink:actuate="onLoad"/>
          <draw:image xlink:href="./ObjectReplacements/Object 54" xlink:type="simple" xlink:show="embed" xlink:actuate="onLoad"/>
        </draw:frame>
        <draw:frame draw:style-name="gr1" draw:text-style-name="P1" draw:layer="layout" svg:width="7.933cm" svg:height="1.157cm" svg:x="9.863cm" svg:y="9.649cm">
          <text:p/>
          <draw:object xlink:href="../Erwartungswert%20des%20Operators%20A2.odf" xlink:type="simple" xlink:show="embed" xlink:actuate="onLoad"/>
          <draw:image xlink:href="./ObjectReplacements/Object 55" xlink:type="simple" xlink:show="embed" xlink:actuate="onLoad"/>
        </draw:frame>
        <presentation:notes draw:style-name="dp2">
          <draw:page-thumbnail draw:style-name="gr2"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as kann über die Eigenzustände zweier vertauschbarer, hermitescher Operatoren </text:span><text:span text:style-name="T4">A</text:span><text:span text:style-name="T2"> und </text:span><text:span text:style-name="T4">B</text:span><text:span text:style-name="T2"> ausgesagt werden?</text:span></text:p>
          </draw:text-box>
        </draw:frame>
        <draw:frame presentation:style-name="pr2" draw:layer="layout" svg:width="25.199cm" svg:height="12.18cm" svg:x="1.4cm" svg:y="4.914cm" presentation:class="subtitle">
          <draw:text-box>
            <text:p>Vertauschbare Operatoren haben denselben Satz von Eigenzuständen, solange keine Entartung vorliegt.</text:p>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5cm" svg:x="2.1cm" svg:y="14.107cm" presentation:class="notes">
            <draw:text-box>
              <text:p>Alte Antwort:</text:p>
              <text:p>Sie sind ein gemeinsames VON-System der Operatoren <text:span text:style-name="T1">A</text:span> und <text:span text:style-name="T1">B</text:span></text:p>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user-transformed="true">
          <draw:text-box>
            <text:p>Wie kann man aus Zuständen Operatoren aufbauen?</text:p>
          </draw:text-box>
        </draw:frame>
        <draw:frame presentation:style-name="pr2" draw:layer="layout" svg:width="25.199cm" svg:height="12.18cm" svg:x="1.4cm" svg:y="4.914cm" presentation:class="subtitle">
          <draw:text-box>
            <text:p>Anhand der Spektraldarstellung sieht man dass man Operatoren aus Zuständen aufbauen kann:</text:p>
            <text:p/>
            <text:p>mithilfe des dyadischen Produkts</text:p>
          </draw:text-box>
        </draw:frame>
        <presentation:notes draw:style-name="dp2">
          <draw:page-thumbnail draw:style-name="gr2"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presentation:user-transformed="true">
          <draw:text-box>
            <text:p>Was ist ein dyadisches Produkt? Wie sieht der entsprechende adjungierte Operator aus?</text:p>
          </draw:text-box>
        </draw:frame>
        <draw:frame presentation:style-name="pr2" draw:layer="layout" svg:width="25.199cm" svg:height="14.827cm" svg:x="1.4cm" svg:y="5.192cm" presentation:class="subtitle" presentation:user-transformed="true">
          <draw:text-box>
            <text:p>Das dyadische Produkt zweier Zustände |<text:span text:style-name="T12">α</text:span>&gt;, |<text:span text:style-name="T12">β</text:span>&gt; ∈ <text:span text:style-name="T71">ℋ ist wie folgt definiert:</text:span></text:p>
            <text:p><text:span text:style-name="T71"/></text:p>
            <text:p><text:span text:style-name="T83">D</text:span><text:span text:style-name="T76">αβ</text:span><text:span text:style-name="T75"> </text:span><text:span text:style-name="T75">≡</text:span><text:span text:style-name="T75"> |</text:span><text:span text:style-name="T72">α</text:span><text:span text:style-name="T75">&gt;&lt;</text:span><text:span text:style-name="T72">β</text:span><text:span text:style-name="T75">|</text:span></text:p>
            <text:p><text:span text:style-name="T71"/></text:p>
            <text:p><text:span text:style-name="T71">Es darf nicht mit dem Skalarprodukt &lt;</text:span><text:span text:style-name="T72">α</text:span><text:span text:style-name="T75">|</text:span><text:span text:style-name="T72">β</text:span><text:span text:style-name="T75">&gt;</text:span><text:span text:style-name="T71"> verwechselt werden, welches eine Zahl und keinen Operator darstellt!</text:span></text:p>
            <text:p><text:span text:style-name="T71"/></text:p>
            <text:p><text:span text:style-name="T71">Die Anwendung von </text:span><text:span text:style-name="T83">D</text:span><text:span text:style-name="T76">αβ</text:span><text:span text:style-name="T71"> auf irgendeinen Zustandsvektor |</text:span><text:span text:style-name="T72">ψ</text:span><text:span text:style-name="T71">&gt; ∈ ℋ ergibt einen zu </text:span><text:span text:style-name="T75">|</text:span><text:span text:style-name="T72">α</text:span><text:span text:style-name="T75">&gt; parallelen Zustand mit einer um |</text:span><text:span text:style-name="T71">&lt;</text:span><text:span text:style-name="T72">β</text:span><text:span text:style-name="T75">|</text:span><text:span text:style-name="T72">ψ</text:span><text:span text:style-name="T75">&gt;| modifizierten Länge.</text:span></text:p>
            <text:p><text:span text:style-name="T75"/></text:p>
            <text:p><text:span text:style-name="T75">Der entsprechende adjungierte Operator lautet</text:span></text:p>
            <text:p><text:span text:style-name="T75">(|</text:span><text:span text:style-name="T72">α</text:span><text:span text:style-name="T75">&gt;&lt;</text:span><text:span text:style-name="T72">β</text:span><text:span text:style-name="T75">|)</text:span><text:span text:style-name="T84">†</text:span><text:span text:style-name="T75"> = </text:span><text:span text:style-name="T75">|</text:span><text:span text:style-name="T72">β</text:span><text:span text:style-name="T75">&gt;&lt;</text:span><text:span text:style-name="T72">α</text:span><text:span text:style-name="T75">|</text:span></text:p>
          </draw:text-box>
        </draw:frame>
        <presentation:notes draw:style-name="dp2">
          <draw:page-thumbnail draw:style-name="gr2"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user-transformed="true">
          <draw:text-box>
            <text:p>Wann ist ein dyadisches Produkt auch Projektionsoperator?</text:p>
          </draw:text-box>
        </draw:frame>
        <draw:frame presentation:style-name="pr2" draw:layer="layout" svg:width="25.199cm" svg:height="12.18cm" svg:x="1.4cm" svg:y="4.914cm" presentation:class="subtitle">
          <draw:text-box>
            <text:p>Wenn |<text:span text:style-name="T72">α</text:span><text:span text:style-name="T75">&gt; normiert ist und man das </text:span><text:span text:style-name="T72">diagonale</text:span><text:span text:style-name="T75"> dyadische Produkt bildet:</text:span></text:p>
          </draw:text-box>
        </draw:frame>
        <draw:frame draw:style-name="gr1" draw:text-style-name="P1" draw:layer="layout" svg:width="9.572cm" svg:height="1.033cm" svg:x="9.213cm" svg:y="12.983cm">
          <text:p/>
          <draw:object xlink:href="../Projektionsoperator.odf" xlink:type="simple" xlink:show="embed" xlink:actuate="onLoad"/>
          <draw:image xlink:href="./ObjectReplacements/Object 61" xlink:type="simple" xlink:show="embed" xlink:actuate="onLoad"/>
        </draw:frame>
        <presentation:notes draw:style-name="dp2">
          <draw:page-thumbnail draw:style-name="gr2" draw:layer="layout" svg:width="14.848cm" svg:height="11.136cm" svg:x="3.075cm" svg:y="2.257cm" draw:page-number="67" presentation:class="page"/>
          <draw:frame presentation:style-name="pr4" draw:layer="layout" svg:width="16.799cm" svg:height="13.364cm" svg:x="2.1cm" svg:y="14.107cm" presentation:class="notes">
            <draw:text-box>
              <text:p>Diagonal bedeutet dass das dyadische Produkt aus zwei gleichen Vektoren gebildet wird</text:p>
            </draw:text-box>
          </draw:frame>
        </presentation:notes>
      </draw:page>
      <draw:page draw:name="page68"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15">Was versteht man unter der Idempotenz eines Projektionsoperators? Gilt diese auch für uneigentliche Vektoren?</text:span></text:p>
          </draw:text-box>
        </draw:frame>
        <draw:frame presentation:style-name="pr2" draw:layer="layout" svg:width="25.199cm" svg:height="12.18cm" svg:x="1.4cm" svg:y="4.914cm" presentation:class="subtitle">
          <draw:text-box>
            <text:p>Das Hintereinanderschalten gleicher Projektionsoperatoren ergibt denselben Projektionsoperator:</text:p>
            <text:p/>
            <text:p/>
            <text:p>Nein, da sie an die Normierbarkeit des Zustands |<text:span text:style-name="T12">α</text:span>&gt; geknüpft ist.</text:p>
          </draw:text-box>
        </draw:frame>
        <draw:frame draw:style-name="gr1" draw:text-style-name="P1" draw:layer="layout" svg:width="14cm" svg:height="1.135cm" svg:x="6.999cm" svg:y="10.932cm">
          <text:p/>
          <draw:object xlink:href="../Idempotenz%20des%20Projektionsoperators.odf" xlink:type="simple" xlink:show="embed" xlink:actuate="onLoad"/>
          <draw:image xlink:href="./ObjectReplacements/Object 62" xlink:type="simple" xlink:show="embed" xlink:actuate="onLoad"/>
        </draw:frame>
        <presentation:notes draw:style-name="dp2">
          <draw:page-thumbnail draw:style-name="gr2" draw:layer="layout" svg:width="14.848cm" svg:height="11.136cm" svg:x="3.075cm" svg:y="2.257cm" draw:page-number="68" presentation:class="page"/>
          <draw:frame presentation:style-name="pr3" draw:layer="layout" svg:width="16.799cm" svg:height="13.365cm" svg:x="2.1cm" svg:y="14.107cm" presentation:class="notes">
            <draw:text-box>
              <text:p>Das Hintereinanderschalten von zwei Projektoren auf orthogonale Zustände (&lt;<text:span text:style-name="T12">α</text:span><text:span text:style-name="T14">i</text:span>|<text:span text:style-name="T12">α</text:span><text:span text:style-name="T14">j</text:span>&gt; = 0) hat die Wirkung des Null-Operators</text:p>
            </draw:text-box>
          </draw:frame>
        </presentation:notes>
      </draw:page>
      <draw:page draw:name="page69" draw:style-name="dp1" draw:master-page-name="Default" presentation:presentation-page-layout-name="AL1T0">
        <draw:frame presentation:style-name="pr1" draw:text-style-name="P5" draw:layer="layout" svg:width="25.199cm" svg:height="3.506cm" svg:x="1.4cm" svg:y="0.833cm" presentation:class="title" presentation:user-transformed="true">
          <draw:text-box>
            <text:p><text:span text:style-name="T85">P</text:span><text:span text:style-name="T86">M</text:span><text:span text:style-name="T15"> projiziere auf den Unterraum </text:span><text:span text:style-name="T85">M</text:span><text:span text:style-name="T15"> ⊂ </text:span><text:span text:style-name="T85">H</text:span><text:span text:style-name="T15">. Welche Eigenwerte und Eigenzustände besitzt </text:span><text:span text:style-name="T85">P</text:span><text:span text:style-name="T86">M</text:span><text:span text:style-name="T15">? Welche Entartungsgrade liegen v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presentation:user-transformed="true">
          <draw:text-box>
            <text:p>Wann ist der inverse Operator <text:span text:style-name="T1">A</text:span><text:span text:style-name="T87">−1</text:span> hermites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user-transformed="true">
          <draw:text-box>
            <text:p>Wie ergeben sich Eigenwerte und Eigenzustände von <text:span text:style-name="T1">A</text:span><text:span text:style-name="T87">−1</text:span> aus denen von <text:span text:style-name="T1">A</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presentation:user-transformed="true">
          <draw:text-box>
            <text:p>Wann nennt man einen Operator unitä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user-transformed="true">
          <draw:text-box>
            <text:p>Was ist charakteristisch für unitäre Transformation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presentation:user-transformed="true">
          <draw:text-box>
            <text:p>Unter welcher Voraussetzung lassen sich Funktionen von Operatoren defin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presentation:user-transformed="true">
          <draw:text-box>
            <text:p>Wann gilt exp <text:span text:style-name="T1">A</text:span> · exp <text:span text:style-name="T1">B</text:span> = exp(<text:span text:style-name="T1">A</text:span> + <text:span text:style-name="T1">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n Operator nach einem reellen Parameter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presentation:user-transformed="true">
          <draw:text-box>
            <text:p>Wie leitet man eine Operatorfunktion <text:span text:style-name="T1">f</text:span>(<text:span text:style-name="T1">A</text:span>) nach dem Operator <text:span text:style-name="T1">A</text:span>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Welche charakteristischen Merkmale weist die Matrix eines hermiteschen Operators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presentation:user-transformed="true">
          <draw:text-box>
            <text:p>Was kann über Zeilen und Spalten einer unitären 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text-style-name="P2" draw:layer="layout" svg:width="25.199cm" svg:height="3.506cm" svg:x="1.4cm" svg:y="0.839cm" presentation:class="title" presentation:user-transformed="true">
          <draw:text-box>
            <text:p><text:span text:style-name="T2">Wie sieht die unitäre Transformation aus, mit der man die Matrix des Operators </text:span><text:span text:style-name="T4">A</text:span><text:span text:style-name="T2"> auf Diagonalgestalt brin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0" presentation:class="page"/>
          <draw:frame presentation:style-name="pr3" draw:layer="layout" svg:width="16.799cm" svg:height="13.365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der Spur einer 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layer="layout" svg:width="25.199cm" svg:height="3.506cm" svg:x="1.4cm" svg:y="0.837cm" presentation:class="title" presentation:user-transformed="true">
          <draw:text-box>
            <text:p>Wie hängt die Spur einer Matrix von der verwendeten VON-Basis ab?</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2" presentation:class="page"/>
          <draw:frame presentation:style-name="pr3" draw:layer="layout" svg:width="16.799cm" svg:height="13.365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presentation:user-transformed="true">
          <draw:text-box>
            <text:p>Wodurch wird eine Observable in der Quantenmechanik repräsent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Zu welchen Aussagen ist eine quantenmechanische Messung prinzipiell nur fähi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4" presentation:class="page"/>
          <draw:frame presentation:style-name="pr3" draw:layer="layout" svg:width="16.799cm" svg:height="13.365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presentation:user-transformed="true">
          <draw:text-box>
            <text:p>Welche physikalischen Komponenten sind an einem Meßprozeß beteili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orin besteht der wesentliche Unterschied zwischen einer klassischen und einer quantenmechanischen Messung?</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6" presentation:class="page"/>
          <draw:frame presentation:style-name="pr3" draw:layer="layout" svg:width="16.799cm" svg:height="13.365cm" svg:x="2.1cm" svg:y="14.107cm" presentation:class="notes" presentation:placeholder="true">
            <draw:text-box/>
          </draw:frame>
        </presentation:notes>
      </draw:page>
      <draw:page draw:name="page87"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Das System befinde sich </text:span><text:span text:style-name="T89">vor</text:span><text:span text:style-name="T15"> der Messung der Observablen </text:span><text:span text:style-name="T85">A</text:span><text:span text:style-name="T15"> in irgendeinem Zustand |</text:span><text:span text:style-name="T85">ψ</text:span><text:span text:style-name="T15">&gt;. Was kann über den Systemzustand </text:span><text:span text:style-name="T89">nach</text:span><text:span text:style-name="T15"> der Messung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elche Aussagen sind möglich, wenn der Ausgangszustand bereits ein Eigenzustand von </text:span><text:span text:style-name="T4">A</text:span><text:span text:style-name="T2"> is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8" presentation:class="page"/>
          <draw:frame presentation:style-name="pr3" draw:layer="layout" svg:width="16.799cm" svg:height="13.365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Unter welchen Voraussetzungen verschwindet die mittlere quadratische Schwankung Δ</text:span><text:span text:style-name="T90">A</text:span><text:span text:style-name="T91">ψ</text:span><text:span text:style-name="T88">?</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presentation:user-transformed="true">
          <draw:text-box>
            <text:p>Was ist unter dem Erwartungswert der Observablen <text:span text:style-name="T1">A</text:span> im Zustand |<text:span text:style-name="T1">ψ</text:span>&gt; zu versteh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0" presentation:class="page"/>
          <draw:frame presentation:style-name="pr3" draw:layer="layout" svg:width="16.799cm" svg:height="13.365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presentation:user-transformed="true">
          <draw:text-box>
            <text:p>Wann nennt man Observable (nicht-)verträglich?</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Was versteht man unter einem vollständigen oder maximalen Satz kommutierender Observable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2" presentation:class="page"/>
          <draw:frame presentation:style-name="pr3" draw:layer="layout" svg:width="16.799cm" svg:height="13.365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2" draw:layer="layout" svg:width="25.199cm" svg:height="3.506cm" svg:x="1.4cm" svg:y="0.834cm" presentation:class="title" presentation:user-transformed="true">
          <draw:text-box>
            <text:p><text:span text:style-name="T80">Durch Messung von </text:span><text:span text:style-name="T81">A</text:span><text:span text:style-name="T80"> sei der Eigenzustand |</text:span><text:span text:style-name="T81">a</text:span><text:span text:style-name="T82">i</text:span><text:span text:style-name="T80">&gt; präpariert worden. Was kann über den Systemzustand ausgesagt werden, wenn anschließend die nicht mit </text:span><text:span text:style-name="T81">A</text:span><text:span text:style-name="T80"> kommutierende Observable </text:span><text:span text:style-name="T81">B</text:span><text:span text:style-name="T80"> gemessen wir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presentation:user-transformed="true">
          <draw:text-box>
            <text:p>Was ist ein antihermitescher Operato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4" presentation:class="page"/>
          <draw:frame presentation:style-name="pr3" draw:layer="layout" svg:width="16.799cm" svg:height="13.365cm" svg:x="2.1cm" svg:y="14.107cm" presentation:class="notes" presentation:placeholder="true">
            <draw:text-box/>
          </draw:frame>
        </presentation:notes>
      </draw:page>
      <draw:page draw:name="page95"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5">Gibt es einen Zusammenhang zwischen der Unbestimmtheit quantenmechanischer Messungen und der Nicht-Vertauschbarkeit hermitescher Operato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Was versteht man unter der verallgemeinerten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6" presentation:class="page"/>
          <draw:frame presentation:style-name="pr3" draw:layer="layout" svg:width="16.799cm" svg:height="13.365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presentation:user-transformed="true">
          <draw:text-box>
            <text:p>Wann befindet sich ein physikalisches System in einem gemischten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text-style-name="P5" draw:layer="layout" svg:width="25.199cm" svg:height="3.506cm" svg:x="1.4cm" svg:y="0.832cm" presentation:class="title" presentation:user-transformed="true">
          <draw:text-box>
            <text:p><text:span text:style-name="T15">Erläutern Sie die beiden konzeptionell unterschiedlichen Typen der Mittelung, die für die Berechnung des Erwartungswertes einer Observablen </text:span><text:span text:style-name="T85">A</text:span><text:span text:style-name="T15"> in einem gemischten Zustand notwendig sin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8" presentation:class="page"/>
          <draw:frame presentation:style-name="pr3" draw:layer="layout" svg:width="16.799cm" svg:height="13.365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presentation:user-transformed="true">
          <draw:text-box>
            <text:p>Wie ist die Dichte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presentation:user-transformed="true">
          <draw:text-box>
            <text:p>Wie berechnet man mit einer gegebenen Dichtematrix Erwartungswerte von Observabl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0" presentation:class="page"/>
          <draw:frame presentation:style-name="pr3" draw:layer="layout" svg:width="16.799cm" svg:height="13.365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5" draw:layer="layout" svg:width="25.199cm" svg:height="3.555cm" svg:x="1.4cm" svg:y="0.812cm" presentation:class="title" presentation:user-transformed="true">
          <draw:text-box>
            <text:p><text:span text:style-name="T15">Die Dichtematrix </text:span><text:span text:style-name="T85">ρ</text:span><text:span text:style-name="T15"> werde in der VON-Eigenbasis {|</text:span><text:span text:style-name="T85">a</text:span><text:span text:style-name="T86">i</text:span><text:span text:style-name="T15">&gt;} der Observablen </text:span><text:span text:style-name="T85">A</text:span><text:span text:style-name="T15"> dargestellt. Welche physikalische Bedeutung haben die Diagonalelement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1" draw:layer="layout" svg:width="25.199cm" svg:height="3.506cm" svg:x="1.4cm" svg:y="0.837cm" presentation:class="title" presentation:user-transformed="true">
          <draw:text-box>
            <text:p>|<text:span text:style-name="T17">φ</text:span>&gt; sei ein normierter, reiner Zustand. Was bedeutet &lt;<text:span text:style-name="T17">φ</text:span>|<text:span text:style-name="T1">ρ</text:span>|<text:span text:style-name="T17">φ</text:span>&g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2" presentation:class="page"/>
          <draw:frame presentation:style-name="pr3" draw:layer="layout" svg:width="16.799cm" svg:height="13.365cm" svg:x="2.1cm" svg:y="14.107cm" presentation:class="notes" presentation:placeholder="true">
            <draw:text-box/>
          </draw:frame>
        </presentation:notes>
      </draw:page>
      <draw:page draw:name="page103" draw:style-name="dp1" draw:master-page-name="Default" presentation:presentation-page-layout-name="AL1T0">
        <draw:frame presentation:style-name="pr1" draw:layer="layout" svg:width="25.199cm" svg:height="3.506cm" svg:x="1.4cm" svg:y="0.837cm" presentation:class="title" presentation:user-transformed="true">
          <draw:text-box>
            <text:p>Was kann über die Spur der Dichtematrix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3" presentation:class="page"/>
          <draw:frame presentation:style-name="pr4"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1" draw:layer="layout" svg:width="25.199cm" svg:height="3.506cm" svg:x="1.4cm" svg:y="0.837cm" presentation:class="title" presentation:user-transformed="true">
          <draw:text-box>
            <text:p>Wie lautet die Dichtematrix für rein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3" draw:layer="layout" svg:width="16.799cm" svg:height="13.365cm" svg:x="2.1cm" svg:y="14.107cm" presentation:class="notes" presentation:placeholder="true">
            <draw:text-box/>
          </draw:frame>
        </presentation:notes>
      </draw:page>
      <draw:page draw:name="page105" draw:style-name="dp1" draw:master-page-name="Default" presentation:presentation-page-layout-name="AL1T0">
        <draw:frame presentation:style-name="pr1" draw:text-style-name="P2" draw:layer="layout" svg:width="25.199cm" svg:height="3.506cm" svg:x="1.4cm" svg:y="0.838cm" presentation:class="title" presentation:user-transformed="true">
          <draw:text-box>
            <text:p><text:span text:style-name="T2">Wie kann man über die Dichtematrix </text:span><text:span text:style-name="T4">ρ</text:span><text:span text:style-name="T2"> entscheiden, ob ein reiner oder ein gemischter Zustand vorlieg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5" presentation:class="page"/>
          <draw:frame presentation:style-name="pr4"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Warum muß der Zeitentwicklungsoperator </text:span><text:span text:style-name="T90">U</text:span><text:span text:style-name="T88">(</text:span><text:span text:style-name="T90">t</text:span><text:span text:style-name="T88">, </text:span><text:span text:style-name="T90">t</text:span><text:span text:style-name="T92">0</text:span><text:span text:style-name="T88">) unitär s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6" presentation:class="page"/>
          <draw:frame presentation:style-name="pr3" draw:layer="layout" svg:width="16.799cm" svg:height="13.365cm" svg:x="2.1cm" svg:y="14.107cm" presentation:class="notes" presentation:placeholder="true">
            <draw:text-box/>
          </draw:frame>
        </presentation:notes>
      </draw:page>
      <draw:page draw:name="page107" draw:style-name="dp1" draw:master-page-name="Default" presentation:presentation-page-layout-name="AL1T0">
        <draw:frame presentation:style-name="pr1" draw:layer="layout" svg:width="25.199cm" svg:height="3.506cm" svg:x="1.4cm" svg:y="0.837cm" presentation:class="title" presentation:user-transformed="true">
          <draw:text-box>
            <text:p>Welche Größe wird als <text:span text:style-name="T1">Erzeugende der Zeittranslation</text:span> aufgefaß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7" presentation:class="page"/>
          <draw:frame presentation:style-name="pr4"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0">
        <draw:frame presentation:style-name="pr1" draw:layer="layout" svg:width="25.199cm" svg:height="3.506cm" svg:x="1.4cm" svg:y="0.837cm" presentation:class="title" presentation:user-transformed="true">
          <draw:text-box>
            <text:p>Welcher Bewegungsgleichung genügen im Schrödinger-Bild die Zustandsvektor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8" presentation:class="page"/>
          <draw:frame presentation:style-name="pr3" draw:layer="layout" svg:width="16.799cm" svg:height="13.365cm" svg:x="2.1cm" svg:y="14.107cm" presentation:class="notes" presentation:placeholder="true">
            <draw:text-box/>
          </draw:frame>
        </presentation:notes>
      </draw:page>
      <draw:page draw:name="page109"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Dichtematrix im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09" presentation:class="page"/>
          <draw:frame presentation:style-name="pr4"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draw:frame presentation:style-name="pr1" draw:layer="layout" svg:width="25.199cm" svg:height="3.506cm" svg:x="1.4cm" svg:y="0.837cm" presentation:class="title" presentation:user-transformed="true">
          <draw:text-box>
            <text:p>Charakterisieren Sie das Schrödinger-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0" presentation:class="page"/>
          <draw:frame presentation:style-name="pr3" draw:layer="layout" svg:width="16.799cm" svg:height="13.365cm" svg:x="2.1cm" svg:y="14.107cm" presentation:class="notes" presentation:placeholder="true">
            <draw:text-box/>
          </draw:frame>
        </presentation:notes>
      </draw:page>
      <draw:page draw:name="page111"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5">Was ist die Ursache dafür, daß mehrere, verschiedene </text:span><text:span text:style-name="T85">Bilder</text:span><text:span text:style-name="T15"> zur Beschreibung der Dynamik von Quantensystemen existie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1" presentation:class="page"/>
          <draw:frame presentation:style-name="pr4"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Wie lautet die Bewegungsgleichung des Zeitentwicklungsoperators im Schrödinger-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2" presentation:class="page"/>
          <draw:frame presentation:style-name="pr3" draw:layer="layout" svg:width="16.799cm" svg:height="13.365cm" svg:x="2.1cm" svg:y="14.107cm" presentation:class="notes" presentation:placeholder="true">
            <draw:text-box/>
          </draw:frame>
        </presentation:notes>
      </draw:page>
      <draw:page draw:name="page113" draw:style-name="dp1" draw:master-page-name="Default" presentation:presentation-page-layout-name="AL1T0">
        <draw:frame presentation:style-name="pr1" draw:layer="layout" svg:width="25.199cm" svg:height="3.506cm" svg:x="1.4cm" svg:y="0.837cm" presentation:class="title" presentation:user-transformed="true">
          <draw:text-box>
            <text:p>Wie sieht die formale Lösung für den Zeitentwicklungsoperator au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3" presentation:class="page"/>
          <draw:frame presentation:style-name="pr4"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0">
        <draw:frame presentation:style-name="pr1" draw:layer="layout" svg:width="25.199cm" svg:height="3.506cm" svg:x="1.4cm" svg:y="0.837cm" presentation:class="title" presentation:user-transformed="true">
          <draw:text-box>
            <text:p>Was ist ein stationärer Zustan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4" presentation:class="page"/>
          <draw:frame presentation:style-name="pr3" draw:layer="layout" svg:width="16.799cm" svg:height="13.365cm" svg:x="2.1cm" svg:y="14.107cm" presentation:class="notes" presentation:placeholder="true">
            <draw:text-box/>
          </draw:frame>
        </presentation:notes>
      </draw:page>
      <draw:page draw:name="page115" draw:style-name="dp1" draw:master-page-name="Default" presentation:presentation-page-layout-name="AL1T0">
        <draw:frame presentation:style-name="pr1" draw:layer="layout" svg:width="25.199cm" svg:height="3.506cm" svg:x="1.4cm" svg:y="0.837cm" presentation:class="title" presentation:user-transformed="true">
          <draw:text-box>
            <text:p>Welche Gestalt hat der Zeitentwicklungsoperator eines abgeschlossenen Syst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5" presentation:class="page"/>
          <draw:frame presentation:style-name="pr4"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0">
        <draw:frame presentation:style-name="pr1" draw:layer="layout" svg:width="25.199cm" svg:height="3.506cm" svg:x="1.4cm" svg:y="0.837cm" presentation:class="title" presentation:user-transformed="true">
          <draw:text-box>
            <text:p>Was sind die charakteristischen Merkmale des Heisenberg-Bilde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6" presentation:class="page"/>
          <draw:frame presentation:style-name="pr3" draw:layer="layout" svg:width="16.799cm" svg:height="13.365cm" svg:x="2.1cm" svg:y="14.107cm" presentation:class="notes" presentation:placeholder="true">
            <draw:text-box/>
          </draw:frame>
        </presentation:notes>
      </draw:page>
      <draw:page draw:name="page117"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Welcher Zusammenhang besteht zwischen den Observablen des Heisenberg- Bildes und denen des Schrödinger-Bildes?</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7" presentation:class="page"/>
          <draw:frame presentation:style-name="pr4"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der Observablen i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8" presentation:class="page"/>
          <draw:frame presentation:style-name="pr3" draw:layer="layout" svg:width="16.799cm" svg:height="13.365cm" svg:x="2.1cm" svg:y="14.107cm" presentation:class="notes" presentation:placeholder="true">
            <draw:text-box/>
          </draw:frame>
        </presentation:notes>
      </draw:page>
      <draw:page draw:name="page119" draw:style-name="dp1" draw:master-page-name="Default" presentation:presentation-page-layout-name="AL1T0">
        <draw:frame presentation:style-name="pr1" draw:layer="layout" svg:width="25.199cm" svg:height="3.506cm" svg:x="1.4cm" svg:y="0.837cm" presentation:class="title" presentation:user-transformed="true">
          <draw:text-box>
            <text:p>Was ist eine Konstante der 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19" presentation:class="page"/>
          <draw:frame presentation:style-name="pr4"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0">
        <draw:frame presentation:style-name="pr1" draw:layer="layout" svg:width="25.199cm" svg:height="3.506cm" svg:x="1.4cm" svg:y="0.837cm" presentation:class="title" presentation:user-transformed="true">
          <draw:text-box>
            <text:p>Wie unterscheidet sich das Dirac- vom Schrödinger- bzw. vom Heisenberg-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0" presentation:class="page"/>
          <draw:frame presentation:style-name="pr3" draw:layer="layout" svg:width="16.799cm" svg:height="13.365cm" svg:x="2.1cm" svg:y="14.107cm" presentation:class="notes" presentation:placeholder="true">
            <draw:text-box/>
          </draw:frame>
        </presentation:notes>
      </draw:page>
      <draw:page draw:name="page121" draw:style-name="dp1" draw:master-page-name="Default" presentation:presentation-page-layout-name="AL1T0">
        <draw:frame presentation:style-name="pr1" draw:text-style-name="P11" draw:layer="layout" svg:width="25.199cm" svg:height="3.506cm" svg:x="1.4cm" svg:y="0.836cm" presentation:class="title" presentation:user-transformed="true">
          <draw:text-box>
            <text:p><text:span text:style-name="T79">Auf welche Weise sind der Schrödingersche und der Diracsche Zeitentwicklungsoperator miteinander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1" presentation:class="page"/>
          <draw:frame presentation:style-name="pr4"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0">
        <draw:frame presentation:style-name="pr1" draw:layer="layout" svg:width="25.199cm" svg:height="3.506cm" svg:x="1.4cm" svg:y="0.837cm" presentation:class="title" presentation:user-transformed="true">
          <draw:text-box>
            <text:p>Wie lautet die Bewegungsgleichung einer Observablen im Dirac-Bild?</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2" presentation:class="page"/>
          <draw:frame presentation:style-name="pr3" draw:layer="layout" svg:width="16.799cm" svg:height="13.365cm" svg:x="2.1cm" svg:y="14.107cm" presentation:class="notes" presentation:placeholder="true">
            <draw:text-box/>
          </draw:frame>
        </presentation:notes>
      </draw:page>
      <draw:page draw:name="page123"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Welche Gleichung bestimmt die Zeitabhängigkeit der reinen (gemischten) Zustände im Dirac-Bild?</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3" presentation:class="page"/>
          <draw:frame presentation:style-name="pr4"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0">
        <draw:frame presentation:style-name="pr1" draw:layer="layout" svg:width="25.199cm" svg:height="3.506cm" svg:x="1.4cm" svg:y="0.837cm" presentation:class="title" presentation:user-transformed="true">
          <draw:text-box>
            <text:p>Worin besteht die Aussage des Ehrenfestschen Theorems?</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4" presentation:class="page"/>
          <draw:frame presentation:style-name="pr3" draw:layer="layout" svg:width="16.799cm" svg:height="13.365cm" svg:x="2.1cm" svg:y="14.107cm" presentation:class="notes" presentation:placeholder="true">
            <draw:text-box/>
          </draw:frame>
        </presentation:notes>
      </draw:page>
      <draw:page draw:name="page125"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Für welche physikalischen Vorgänge wird die Energie-Zeit-Unschärferelation angewen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5" presentation:class="page"/>
          <draw:frame presentation:style-name="pr4"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Ist die Energie-Zeit-Unschärferelation ein Spezialfall der verallgemeinerten Unschärfe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6" presentation:class="page"/>
          <draw:frame presentation:style-name="pr4"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0">
        <draw:frame presentation:style-name="pr1" draw:layer="layout" svg:width="25.199cm" svg:height="3.506cm" svg:x="1.4cm" svg:y="0.837cm" presentation:class="title" presentation:user-transformed="true">
          <draw:text-box>
            <text:p>Was ergibt sich aus der Energie-Zeit-Unschärferelation für stationäre Zustände?</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7" presentation:class="page"/>
          <draw:frame presentation:style-name="pr3" draw:layer="layout" svg:width="16.799cm" svg:height="13.365cm" svg:x="2.1cm" svg:y="14.107cm" presentation:class="notes" presentation:placeholder="true">
            <draw:text-box/>
          </draw:frame>
        </presentation:notes>
      </draw:page>
      <draw:page draw:name="page128" draw:style-name="dp1" draw:master-page-name="Default" presentation:presentation-page-layout-name="AL1T0">
        <draw:frame presentation:style-name="pr1" draw:layer="layout" svg:width="25.199cm" svg:height="3.506cm" svg:x="1.4cm" svg:y="0.837cm" presentation:class="title" presentation:user-transformed="true">
          <draw:text-box>
            <text:p>Wie ist die klassische Poisson-Klammer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0">
        <draw:frame presentation:style-name="pr1" draw:layer="layout" svg:width="25.199cm" svg:height="3.506cm" svg:x="1.4cm" svg:y="0.837cm" presentation:class="title" presentation:user-transformed="true">
          <draw:text-box>
            <text:p>Nennen Sie die wichtigsten Eigenschaften der Poisson-Klammer.</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29" presentation:class="page"/>
          <draw:frame presentation:style-name="pr3" draw:layer="layout" svg:width="16.799cm" svg:height="13.365cm" svg:x="2.1cm" svg:y="14.107cm" presentation:class="notes" presentation:placeholder="true">
            <draw:text-box/>
          </draw:frame>
        </presentation:notes>
      </draw:page>
      <draw:page draw:name="page130" draw:style-name="dp1" draw:master-page-name="Default" presentation:presentation-page-layout-name="AL1T0">
        <draw:frame presentation:style-name="pr1" draw:text-style-name="P12" draw:layer="layout" svg:width="25.199cm" svg:height="3.506cm" svg:x="1.4cm" svg:y="0.831cm" presentation:class="title" presentation:user-transformed="true">
          <draw:text-box>
            <text:p><text:span text:style-name="T80">Welcher Zusammenhang besteht zwischen der klassischen Poisson-Klammer, gebildet mit klassischen dynamischen Variablen, und dem Kommutator der entsprechenden quantenmechanischen Observab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0">
        <draw:frame presentation:style-name="pr1" draw:text-style-name="P2" draw:layer="layout" svg:width="25.199cm" svg:height="3.506cm" svg:x="1.4cm" svg:y="0.84cm" presentation:class="title" presentation:user-transformed="true">
          <draw:text-box>
            <text:p><text:span text:style-name="T2">Wie sind die skalaren Wellenfunktionen </text:span><text:span text:style-name="T4">ψ</text:span><text:span text:style-name="T2">(</text:span><text:span text:style-name="T4">q</text:span><text:span text:style-name="T2">, </text:span><text:span text:style-name="T4">t</text:span><text:span text:style-name="T2">) bzw. </text:span><text:span text:style-name="T2"><text:line-break/></text:span><text:span text:style-name="T2"> (</text:span><text:span text:style-name="T4">p</text:span><text:span text:style-name="T2">, </text:span><text:span text:style-name="T4">t</text:span><text:span text:style-name="T2">) eines abstrakten Zustands |</text:span><text:span text:style-name="T4">ψ</text:span><text:span text:style-name="T2">(</text:span><text:span text:style-name="T4">t</text:span><text:span text:style-name="T2">)&gt; definiert?</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73cm" svg:height="1.122cm" svg:x="2.993cm" svg:y="2.768cm">
          <text:p/>
          <draw:object xlink:href="../bar%20ipsi%20Segoe%20UI.odf" xlink:type="simple" xlink:show="embed" xlink:actuate="onLoad"/>
          <draw:image xlink:href="./ObjectReplacements/Object 56" xlink:type="simple" xlink:show="embed" xlink:actuate="onLoad"/>
        </draw:frame>
        <presentation:notes draw:style-name="dp2">
          <draw:page-thumbnail draw:style-name="gr2" draw:layer="layout" svg:width="14.848cm" svg:height="11.136cm" svg:x="3.075cm" svg:y="2.257cm" draw:page-number="131" presentation:class="page"/>
          <draw:frame presentation:style-name="pr4"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0">
        <draw:frame presentation:style-name="pr1" draw:layer="layout" svg:width="25.199cm" svg:height="4.51cm" svg:x="1.4cm" svg:y="0.335cm" presentation:class="title" presentation:user-transformed="true">
          <draw:text-box>
            <text:p>Worin besteht die Wirkungsweise des Translationsoperators <text:span text:style-name="T1">T</text:span>(<text:span text:style-name="T1">a</text:span>)? Warum muß er unitär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2" presentation:class="page"/>
          <draw:frame presentation:style-name="pr3" draw:layer="layout" svg:width="16.799cm" svg:height="13.365cm" svg:x="2.1cm" svg:y="14.107cm" presentation:class="notes" presentation:placeholder="true">
            <draw:text-box/>
          </draw:frame>
        </presentation:notes>
      </draw:page>
      <draw:page draw:name="page133" draw:style-name="dp1" draw:master-page-name="Default" presentation:presentation-page-layout-name="AL1T0">
        <draw:frame presentation:style-name="pr1" draw:layer="layout" svg:width="25.199cm" svg:height="3.506cm" svg:x="1.4cm" svg:y="0.837cm" presentation:class="title" presentation:user-transformed="true">
          <draw:text-box>
            <text:p>Wie hängt <text:span text:style-name="T1">T</text:span>(<text:span text:style-name="T1">a</text:span>) mit dem Impulsoperator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3" presentation:class="page"/>
          <draw:frame presentation:style-name="pr4" draw:layer="layout" svg:width="16.799cm" svg:height="13.364cm" svg:x="2.1cm" svg:y="14.107cm" presentation:class="notes" presentation:placeholder="true">
            <draw:text-box/>
          </draw:frame>
        </presentation:notes>
      </draw:page>
      <draw:page draw:name="page134"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einem <text:span text:style-name="T1">infinitesimalen Translationsoperato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4" presentation:class="page"/>
          <draw:frame presentation:style-name="pr3" draw:layer="layout" svg:width="16.799cm" svg:height="13.365cm" svg:x="2.1cm" svg:y="14.107cm" presentation:class="notes" presentation:placeholder="true">
            <draw:text-box/>
          </draw:frame>
        </presentation:notes>
      </draw:page>
      <draw:page draw:name="page135" draw:style-name="dp1" draw:master-page-name="Default" presentation:presentation-page-layout-name="AL1T0">
        <draw:frame presentation:style-name="pr1" draw:layer="layout" svg:width="25.199cm" svg:height="3.506cm" svg:x="1.4cm" svg:y="0.837cm" presentation:class="title" presentation:user-transformed="true">
          <draw:text-box>
            <text:p>Welcher Operator wird als die Erzeugende einer infinitesimalen Translation be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2" draw:layer="layout" svg:width="14.848cm" svg:height="11.136cm" svg:x="3.075cm" svg:y="2.257cm" draw:page-number="135" presentation:class="page"/>
          <draw:frame presentation:style-name="pr4" draw:layer="layout" svg:width="16.799cm" svg:height="13.364cm" svg:x="2.1cm" svg:y="14.107cm" presentation:class="notes" presentation:placeholder="true">
            <draw:text-box/>
          </draw:frame>
        </presentation:notes>
      </draw:page>
      <draw:page draw:name="page136" draw:style-name="dp1" draw:master-page-name="Default" presentation:presentation-page-layout-name="AL1T0">
        <draw:frame presentation:style-name="pr1" draw:layer="layout" svg:width="25.199cm" svg:height="3.506cm" svg:x="1.4cm" svg:y="0.837cm" presentation:class="title" presentation:user-transformed="true">
          <draw:text-box>
            <text:p>Wie läßt sich das Matrixelement &lt;<text:span text:style-name="T1">q</text:span>| <text:s text:c="2"/><text:span text:style-name="T93">m</text:span> <text:s text:c="2"/><text:span text:style-name="T93">n</text:span>|<text:span text:style-name="T1">ψ</text:span>(<text:span text:style-name="T1">t</text:span>)&gt; durch die Wellenfunktion <text:span text:style-name="T1">ψ</text:span>(<text:span text:style-name="T1">q</text:span>, <text:span text:style-name="T1">t</text:span>) ausdrücke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86cm" svg:height="1.4cm" svg:x="20.056cm" svg:y="1.138cm">
          <text:p/>
          <draw:object xlink:href="../hat%20q%20Segoe%20UI.odf" xlink:type="simple" xlink:show="embed" xlink:actuate="onLoad"/>
          <draw:image xlink:href="./ObjectReplacements/Object 57" xlink:type="simple" xlink:show="embed" xlink:actuate="onLoad"/>
        </draw:frame>
        <draw:frame draw:style-name="gr1" draw:text-style-name="P1" draw:layer="layout" svg:width="0.91cm" svg:height="1.4cm" svg:x="21.568cm" svg:y="1.138cm">
          <text:p/>
          <draw:object xlink:href="../hat%20p%20Segoe%20UI.odf"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136" presentation:class="page"/>
          <draw:frame presentation:style-name="pr4" draw:layer="layout" svg:width="16.799cm" svg:height="13.364cm" svg:x="2.1cm" svg:y="14.107cm" presentation:class="notes" presentation:placeholder="true">
            <draw:text-box/>
          </draw:frame>
        </presentation:notes>
      </draw:page>
      <draw:page draw:name="page137" draw:style-name="dp1" draw:master-page-name="Default" presentation:presentation-page-layout-name="AL1T0">
        <draw:frame presentation:style-name="pr1" draw:text-style-name="P13" draw:layer="layout" svg:width="25.199cm" svg:height="3.506cm" svg:x="1.4cm" svg:y="0.837cm" presentation:class="title" presentation:user-transformed="true">
          <draw:text-box>
            <text:p><text:span text:style-name="T88">Wie lautet &lt;</text:span><text:span text:style-name="T90">q</text:span><text:span text:style-name="T88">| <text:s text:c="2"/></text:span><text:span text:style-name="T94">m</text:span><text:span text:style-name="T88"> <text:s text:c="2"/></text:span><text:span text:style-name="T94">n</text:span><text:span text:style-name="T88">|</text:span><text:span text:style-name="T90">ψ</text:span><text:span text:style-name="T88">&gt; in der Impulsdarstellung?</text:span></text:p>
          </draw:text-box>
        </draw:frame>
        <draw:frame presentation:style-name="pr2" draw:layer="layout" svg:width="25.199cm" svg:height="12.18cm" svg:x="1.4cm" svg:y="4.914cm" presentation:class="subtitle" presentation:placeholder="true">
          <draw:text-box/>
        </draw:frame>
        <draw:frame draw:style-name="gr1" draw:text-style-name="P1" draw:layer="layout" svg:width="0.9cm" svg:height="1.48cm" svg:x="8.756cm" svg:y="1.885cm">
          <text:p/>
          <draw:object xlink:href="../hat%20q%20Segoe%20UI.odf" xlink:type="simple" xlink:show="embed" xlink:actuate="onLoad"/>
          <draw:image xlink:href="./ObjectReplacements/Object 59" xlink:type="simple" xlink:show="embed" xlink:actuate="onLoad"/>
        </draw:frame>
        <draw:frame draw:style-name="gr1" draw:text-style-name="P1" draw:layer="layout" svg:width="0.96cm" svg:height="1.48cm" svg:x="10.233cm" svg:y="1.891cm">
          <text:p/>
          <draw:object xlink:href="../hat%20p%20Segoe%20UI.odf" xlink:type="simple" xlink:show="embed" xlink:actuate="onLoad"/>
          <draw:image xlink:href="./ObjectReplacements/Object 60" xlink:type="simple" xlink:show="embed" xlink:actuate="onLoad"/>
        </draw:frame>
        <presentation:notes draw:style-name="dp2">
          <draw:page-thumbnail draw:style-name="gr2" draw:layer="layout" svg:width="14.848cm" svg:height="11.136cm" svg:x="3.075cm" svg:y="2.257cm" draw:page-number="137"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5" svg:font-family="'Segoe UI'" style:font-adornments="Regular"/>
    <style:font-face style:name="Calibri5" svg:font-family="Calibri" style:font-family-generic="swiss"/>
    <style:font-face style:name="Calibri4" svg:font-family="Calibri" style:font-adornments="Regular" style:font-family-generic="swiss"/>
    <style:font-face style:name="Verdana5" svg:font-family="Verdana" style:font-family-generic="swiss"/>
    <style:font-face style:name="Verdana3"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4"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4"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07-22T17:58:33.434000000</dc:date>
    <meta:document-statistic meta:object-count="631"/>
  </office:meta>
</office:document-meta>
</file>